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1299in" fo:margin-top="0in" fo:margin-bottom="0in" style:page-number="auto" table:align="center" fo:background-color="transparent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8264in"/>
    </style:style>
    <style:style style:name="Table1.B" style:family="table-column">
      <style:table-column-properties style:column-width="2.0361in"/>
    </style:style>
    <style:style style:name="Table1.C" style:family="table-column">
      <style:table-column-properties style:column-width="1.3903in"/>
    </style:style>
    <style:style style:name="Table1.D" style:family="table-column">
      <style:table-column-properties style:column-width="0.9389in"/>
    </style:style>
    <style:style style:name="Table1.E" style:family="table-column">
      <style:table-column-properties style:column-width="0.93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0.1778in" fo:background-color="transparent" fo:keep-together="auto">
        <style:background-image/>
      </style:table-row-properties>
    </style:style>
    <style:style style:name="Table1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A11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1" style:family="table-cell" style:data-style-name="N0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 style:master-page-name="">
      <style:table-properties style:width="6.5403in" style:page-number="auto" table:align="center" style:shadow="none" style:may-break-between-rows="true" table:border-model="collapsing"/>
    </style:style>
    <style:style style:name="Table2.A" style:family="table-column">
      <style:table-column-properties style:column-width="1.7132in"/>
    </style:style>
    <style:style style:name="Table2.B" style:family="table-column">
      <style:table-column-properties style:column-width="1.1056in"/>
    </style:style>
    <style:style style:name="Table2.C" style:family="table-column">
      <style:table-column-properties style:column-width="0.9299in"/>
    </style:style>
    <style:style style:name="Table2.D" style:family="table-column">
      <style:table-column-properties style:column-width="0.9306in"/>
    </style:style>
    <style:style style:name="Table2.1" style:family="table-row">
      <style:table-row-properties style:min-row-height="0.2306in" fo:keep-together="auto"/>
    </style:style>
    <style:style style:name="Table2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0.2306in"/>
    </style:style>
    <style:style style:name="Table2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style:min-row-height="0.2306in"/>
    </style:style>
    <style:style style:name="Table2.4" style:family="table-row">
      <style:table-row-properties style:min-row-height="0.2306in"/>
    </style:style>
    <style:style style:name="Table2.5" style:family="table-row">
      <style:table-row-properties style:min-row-height="0.2306in"/>
    </style:style>
    <style:style style:name="Table2.7" style:family="table-row">
      <style:table-row-properties style:min-row-height="0.2306in"/>
    </style:style>
    <style:style style:name="Table2.8" style:family="table-row">
      <style:table-row-properties style:min-row-height="0.2306in"/>
    </style:style>
    <style:style style:name="Table2.A8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8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 style:master-page-name="">
      <style:table-properties style:width="4.3813in" fo:margin-left="1.1563in" fo:margin-top="0in" fo:margin-bottom="0in" style:page-number="auto" table:align="left" style:shadow="none" style:may-break-between-rows="true" table:border-model="collapsing"/>
    </style:style>
    <style:style style:name="Table3.A" style:family="table-column">
      <style:table-column-properties style:column-width="0.9347in"/>
    </style:style>
    <style:style style:name="Table3.B" style:family="table-column">
      <style:table-column-properties style:column-width="0.6264in"/>
    </style:style>
    <style:style style:name="Table3.C" style:family="table-column">
      <style:table-column-properties style:column-width="1.1264in"/>
    </style:style>
    <style:style style:name="Table3.D" style:family="table-column">
      <style:table-column-properties style:column-width="1.0667in"/>
    </style:style>
    <style:style style:name="Table3.E" style:family="table-column">
      <style:table-column-properties style:column-width="0.6271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A6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6" style:family="table-cell" style:data-style-name="N0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 style:master-page-name="">
      <style:table-properties style:width="6.5in" fo:margin-top="0in" fo:margin-bottom="0in" style:page-number="auto" table:align="center" style:shadow="none" style:may-break-between-rows="true" table:border-model="collapsing"/>
    </style:style>
    <style:style style:name="Table4.A" style:family="table-column">
      <style:table-column-properties style:column-width="0.9264in"/>
    </style:style>
    <style:style style:name="Table4.B" style:family="table-column">
      <style:table-column-properties style:column-width="0.6264in"/>
    </style:style>
    <style:style style:name="Table4.C" style:family="table-column">
      <style:table-column-properties style:column-width="0.5424in"/>
    </style:style>
    <style:style style:name="Table4.D" style:family="table-column">
      <style:table-column-properties style:column-width="0.4042in"/>
    </style:style>
    <style:style style:name="Table4.E" style:family="table-column">
      <style:table-column-properties style:column-width="0.4625in"/>
    </style:style>
    <style:style style:name="Table4.F" style:family="table-column">
      <style:table-column-properties style:column-width="1.2229in"/>
    </style:style>
    <style:style style:name="Table4.G" style:family="table-column">
      <style:table-column-properties style:column-width="0.8153in"/>
    </style:style>
    <style:style style:name="Table4.H" style:family="table-column">
      <style:table-column-properties style:column-width="0.75in"/>
    </style:style>
    <style:style style:name="Table4.1" style:family="table-row">
      <style:table-row-properties style:min-row-height="0.5in" fo:keep-together="auto"/>
    </style:style>
    <style:style style:name="Table4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style:min-row-height="0.334in" fo:keep-together="auto"/>
    </style:style>
    <style:style style:name="Table4.A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4.B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1778in" fo:keep-together="auto"/>
    </style:style>
    <style:style style:name="Table4.A21" style:family="table-cell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21" style:family="table-cell" style:data-style-name="N0">
      <style:table-cell-properties style:vertical-align="bottom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officeooo:rsid="001bdbbd" officeooo:paragraph-rsid="001bdbbd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dbbd" officeooo:paragraph-rsid="001bdbbd" style:font-size-asian="12.25pt" style:font-size-complex="14pt"/>
    </style:style>
    <style:style style:name="P3" style:family="paragraph" style:parent-style-name="Footnote">
      <style:text-properties officeooo:paragraph-rsid="00465bf0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ES" fo:font-weight="bold" officeooo:paragraph-rsid="001bdb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2126e4" officeooo:paragraph-rsid="002126e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f9a15" officeooo:paragraph-rsid="001bdbb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normal" officeooo:rsid="001f9a15" officeooo:paragraph-rsid="001f9a1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2b5aa6" officeooo:paragraph-rsid="002b5aa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3c1494" officeooo:paragraph-rsid="003c149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4d3f89" officeooo:paragraph-rsid="004d3f8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4d3f8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543aa1" officeooo:paragraph-rsid="00543aa1" style:font-weight-asian="bold" style:font-weight-complex="bold"/>
    </style:style>
    <style:style style:name="P13" style:family="paragraph" style:parent-style-name="Standard">
      <style:text-properties fo:language="es" fo:country="ES"/>
    </style:style>
    <style:style style:name="P14" style:family="paragraph" style:parent-style-name="Standard">
      <style:paragraph-properties fo:text-align="start" style:justify-single-word="false"/>
      <style:text-properties fo:language="es" fo:country="ES" officeooo:paragraph-rsid="002126e4"/>
    </style:style>
    <style:style style:name="P15" style:family="paragraph" style:parent-style-name="Standard">
      <style:paragraph-properties fo:text-align="start" style:justify-single-word="false"/>
      <style:text-properties fo:language="es" fo:country="ES" officeooo:paragraph-rsid="002680f4"/>
    </style:style>
    <style:style style:name="P16" style:family="paragraph" style:parent-style-name="Standard">
      <style:paragraph-properties fo:text-align="start" style:justify-single-word="false"/>
      <style:text-properties fo:language="es" fo:country="ES" officeooo:paragraph-rsid="0028837f"/>
    </style:style>
    <style:style style:name="P17" style:family="paragraph" style:parent-style-name="Standard">
      <style:paragraph-properties fo:text-align="start" style:justify-single-word="false"/>
      <style:text-properties fo:language="es" fo:country="ES" officeooo:paragraph-rsid="002c3510"/>
    </style:style>
    <style:style style:name="P18" style:family="paragraph" style:parent-style-name="Standard">
      <style:paragraph-properties fo:text-align="justify" style:justify-single-word="false"/>
      <style:text-properties fo:language="es" fo:country="ES"/>
    </style:style>
    <style:style style:name="P19" style:family="paragraph" style:parent-style-name="Standard">
      <style:paragraph-properties fo:text-align="justify" style:justify-single-word="false"/>
      <style:text-properties fo:language="es" fo:country="ES" officeooo:paragraph-rsid="003cf636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paragraph-rsid="00482c4d"/>
    </style:style>
    <style:style style:name="P21" style:family="paragraph" style:parent-style-name="Standard">
      <style:text-properties fo:language="es" fo:country="ES" fo:font-weight="bold" officeooo:rsid="0024270e" officeooo:paragraph-rsid="0024270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s" fo:country="ES" fo:font-weight="bold" officeooo:rsid="0024270e" officeooo:paragraph-rsid="0024270e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language="es" fo:country="ES" fo:font-weight="bold" officeooo:rsid="001f9a15" officeooo:paragraph-rsid="001f9a1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s" fo:country="ES" fo:font-weight="bold" officeooo:paragraph-rsid="0025bbb7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language="es" fo:country="ES" fo:font-weight="bold" officeooo:paragraph-rsid="002680f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s" fo:country="ES" fo:font-weight="bold" officeooo:rsid="002b5aa6" officeooo:paragraph-rsid="002b5aa6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es" fo:country="ES" fo:font-weight="bold" officeooo:rsid="002b5aa6" officeooo:paragraph-rsid="002c3510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s" fo:country="ES" fo:font-weight="bold" officeooo:rsid="002b5aa6" officeooo:paragraph-rsid="002c3510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s" fo:country="ES" officeooo:rsid="002680f4" officeooo:paragraph-rsid="002680f4"/>
    </style:style>
    <style:style style:name="P30" style:family="paragraph" style:parent-style-name="Standard">
      <style:paragraph-properties fo:text-align="start" style:justify-single-word="false"/>
      <style:text-properties fo:language="es" fo:country="ES" fo:font-weight="normal" officeooo:rsid="002680f4" officeooo:paragraph-rsid="002680f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ES" fo:font-weight="normal" officeooo:rsid="0057e91c" officeooo:paragraph-rsid="0057e91c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s" fo:country="ES" fo:font-weight="normal" officeooo:rsid="0057e91c" officeooo:paragraph-rsid="0058b60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language="es" fo:country="ES" officeooo:rsid="005aeee5" officeooo:paragraph-rsid="005aeee5"/>
    </style:style>
    <style:style style:name="P34" style:family="paragraph" style:parent-style-name="Standard">
      <style:paragraph-properties fo:text-align="start" style:justify-single-word="false"/>
      <style:text-properties officeooo:paragraph-rsid="0024270e"/>
    </style:style>
    <style:style style:name="P35" style:family="paragraph" style:parent-style-name="Standard">
      <style:paragraph-properties fo:text-align="start" style:justify-single-word="false"/>
      <style:text-properties officeooo:paragraph-rsid="0028837f"/>
    </style:style>
    <style:style style:name="P36" style:family="paragraph" style:parent-style-name="Standard">
      <style:paragraph-properties fo:text-align="start" style:justify-single-word="false"/>
      <style:text-properties officeooo:paragraph-rsid="005aeee5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d3f89" officeooo:paragraph-rsid="004d3f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rsid="002b5aa6" officeooo:paragraph-rsid="002b5aa6"/>
    </style:style>
    <style:style style:name="P39" style:family="paragraph" style:parent-style-name="Standard">
      <style:paragraph-properties fo:text-align="justify" style:justify-single-word="false"/>
      <style:text-properties officeooo:paragraph-rsid="002ec4bf"/>
    </style:style>
    <style:style style:name="P40" style:family="paragraph" style:parent-style-name="Standard">
      <style:paragraph-properties fo:text-align="justify" style:justify-single-word="false"/>
      <style:text-properties officeooo:paragraph-rsid="0031373f"/>
    </style:style>
    <style:style style:name="P41" style:family="paragraph" style:parent-style-name="Standard">
      <style:paragraph-properties fo:text-align="justify" style:justify-single-word="false"/>
      <style:text-properties officeooo:paragraph-rsid="0034f260"/>
    </style:style>
    <style:style style:name="P42" style:family="paragraph" style:parent-style-name="Standard">
      <style:paragraph-properties fo:text-align="justify" style:justify-single-word="false"/>
      <style:text-properties officeooo:paragraph-rsid="003c1494"/>
    </style:style>
    <style:style style:name="P43" style:family="paragraph" style:parent-style-name="Standard">
      <style:paragraph-properties fo:text-align="justify" style:justify-single-word="false"/>
      <style:text-properties officeooo:paragraph-rsid="003cf636"/>
    </style:style>
    <style:style style:name="P44" style:family="paragraph" style:parent-style-name="Standard">
      <style:paragraph-properties fo:text-align="justify" style:justify-single-word="false"/>
      <style:text-properties officeooo:paragraph-rsid="00421172"/>
    </style:style>
    <style:style style:name="P45" style:family="paragraph" style:parent-style-name="Standard">
      <style:paragraph-properties fo:text-align="justify" style:justify-single-word="false"/>
      <style:text-properties officeooo:paragraph-rsid="00482c4d"/>
    </style:style>
    <style:style style:name="P46" style:family="paragraph" style:parent-style-name="Standard">
      <style:paragraph-properties fo:text-align="justify" style:justify-single-word="false"/>
      <style:text-properties officeooo:paragraph-rsid="00505429"/>
    </style:style>
    <style:style style:name="P47" style:family="paragraph" style:parent-style-name="Standard">
      <style:paragraph-properties fo:text-align="justify" style:justify-single-word="false"/>
      <style:text-properties officeooo:paragraph-rsid="00531617"/>
    </style:style>
    <style:style style:name="P48" style:family="paragraph" style:parent-style-name="Standard">
      <style:paragraph-properties fo:text-align="justify" style:justify-single-word="false"/>
      <style:text-properties officeooo:paragraph-rsid="00543aa1"/>
    </style:style>
    <style:style style:name="P49" style:family="paragraph" style:parent-style-name="Standard">
      <style:paragraph-properties fo:text-align="justify" style:justify-single-word="false"/>
      <style:text-properties officeooo:paragraph-rsid="0058b609"/>
    </style:style>
    <style:style style:name="P50" style:family="paragraph" style:parent-style-name="Standard">
      <style:paragraph-properties fo:text-align="justify" style:justify-single-word="false"/>
      <style:text-properties officeooo:paragraph-rsid="005da609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417f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paragraph-properties fo:text-align="justify" style:justify-single-word="false"/>
      <style:text-properties officeooo:rsid="00421172" officeooo:paragraph-rsid="00421172"/>
    </style:style>
    <style:style style:name="P54" style:family="paragraph" style:parent-style-name="Standard">
      <style:paragraph-properties fo:text-align="center" style:justify-single-word="false"/>
      <style:text-properties officeooo:paragraph-rsid="00531617"/>
    </style:style>
    <style:style style:name="P55" style:family="paragraph" style:parent-style-name="Standard">
      <style:text-properties officeooo:rsid="00543aa1"/>
    </style:style>
    <style:style style:name="P56" style:family="paragraph" style:parent-style-name="Standard">
      <style:paragraph-properties fo:text-align="justify" style:justify-single-word="false"/>
      <style:text-properties officeooo:rsid="00543aa1" officeooo:paragraph-rsid="00543aa1"/>
    </style:style>
    <style:style style:name="P57" style:family="paragraph" style:parent-style-name="Standard">
      <style:paragraph-properties fo:text-align="justify" style:justify-single-word="false"/>
      <style:text-properties officeooo:rsid="00601d1c" officeooo:paragraph-rsid="00601d1c"/>
    </style:style>
    <style:style style:name="P58" style:family="paragraph" style:parent-style-name="Standard">
      <style:paragraph-properties fo:text-align="start" style:justify-single-word="false"/>
      <style:text-properties officeooo:rsid="0064a3cb" officeooo:paragraph-rsid="0064a3cb"/>
    </style:style>
    <style:style style:name="P59" style:family="paragraph" style:parent-style-name="Standard">
      <style:paragraph-properties fo:text-align="start" style:justify-single-word="false" fo:break-before="page"/>
      <style:text-properties officeooo:paragraph-rsid="0024270e"/>
    </style:style>
    <style:style style:name="P60" style:family="paragraph" style:parent-style-name="Standard" style:master-page-name="">
      <style:paragraph-properties style:page-number="auto"/>
      <style:text-properties officeooo:rsid="00543aa1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paragraph-rsid="0025b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bb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2pt" fo:font-weight="normal" officeooo:rsid="001bdbbd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eaefe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f9a15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126e4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22a345" style:font-size-asian="12pt" style:font-weight-asian="normal" style:font-size-complex="12pt" style:font-weight-complex="normal"/>
    </style:style>
    <style:style style:name="T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s" fo:country="ES" fo:font-weight="bold" officeooo:rsid="001bdbbd" style:font-size-asian="12pt" style:font-weight-asian="bold" style:font-size-complex="12pt" style:font-weight-complex="bold"/>
    </style:style>
    <style:style style:name="T8" style:family="text">
      <style:text-properties fo:font-size="12pt" fo:language="es" fo:country="ES" fo:font-weight="bold" officeooo:rsid="002985d0" style:font-size-asian="12pt" style:font-weight-asian="bold" style:font-size-complex="12pt" style:font-weight-complex="bold"/>
    </style:style>
    <style:style style:name="T9" style:family="text">
      <style:text-properties officeooo:rsid="001f9a1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837f" style:font-weight-asian="normal" style:font-weight-complex="normal"/>
    </style:style>
    <style:style style:name="T12" style:family="text">
      <style:text-properties fo:font-weight="normal" officeooo:rsid="002680f4" style:font-weight-asian="normal" style:font-weight-complex="normal"/>
    </style:style>
    <style:style style:name="T13" style:family="text">
      <style:text-properties fo:font-weight="normal" officeooo:rsid="002b0c9b" style:font-weight-asian="normal" style:font-weight-complex="normal"/>
    </style:style>
    <style:style style:name="T14" style:family="text">
      <style:text-properties fo:font-weight="normal" officeooo:rsid="00280dd6" style:font-weight-asian="normal" style:font-weight-complex="normal"/>
    </style:style>
    <style:style style:name="T15" style:family="text">
      <style:text-properties fo:font-weight="normal" officeooo:rsid="003f8a3d" style:font-weight-asian="normal" style:font-weight-complex="normal"/>
    </style:style>
    <style:style style:name="T16" style:family="text">
      <style:text-properties fo:font-weight="normal" officeooo:rsid="005ec751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c3510" style:font-weight-asian="bold" style:font-weight-complex="bold"/>
    </style:style>
    <style:style style:name="T19" style:family="text">
      <style:text-properties fo:font-weight="bold" officeooo:rsid="00465bf0" style:font-weight-asian="bold" style:font-weight-complex="bold"/>
    </style:style>
    <style:style style:name="T20" style:family="text">
      <style:text-properties fo:language="es" fo:country="ES"/>
    </style:style>
    <style:style style:name="T21" style:family="text">
      <style:text-properties fo:language="es" fo:country="ES" fo:font-weight="normal" style:font-weight-asian="normal" style:font-weight-complex="normal"/>
    </style:style>
    <style:style style:name="T22" style:family="text">
      <style:text-properties fo:language="es" fo:country="ES" fo:font-weight="normal" officeooo:rsid="002ec4bf" style:font-weight-asian="normal" style:font-weight-complex="normal"/>
    </style:style>
    <style:style style:name="T23" style:family="text">
      <style:text-properties fo:language="es" fo:country="ES" fo:font-weight="normal" officeooo:rsid="002f4f8e" style:font-weight-asian="normal" style:font-weight-complex="normal"/>
    </style:style>
    <style:style style:name="T24" style:family="text">
      <style:text-properties fo:language="es" fo:country="ES" fo:font-weight="normal" officeooo:rsid="0031373f" style:font-weight-asian="normal" style:font-weight-complex="normal"/>
    </style:style>
    <style:style style:name="T25" style:family="text">
      <style:text-properties fo:language="es" fo:country="ES" fo:font-weight="normal" officeooo:rsid="00320c07" style:font-weight-asian="normal" style:font-weight-complex="normal"/>
    </style:style>
    <style:style style:name="T26" style:family="text">
      <style:text-properties fo:language="es" fo:country="ES" fo:font-weight="normal" officeooo:rsid="00332a8b" style:font-weight-asian="normal" style:font-weight-complex="normal"/>
    </style:style>
    <style:style style:name="T27" style:family="text">
      <style:text-properties fo:language="es" fo:country="ES" fo:font-weight="normal" officeooo:rsid="0034f260" style:font-weight-asian="normal" style:font-weight-complex="normal"/>
    </style:style>
    <style:style style:name="T28" style:family="text">
      <style:text-properties fo:language="es" fo:country="ES" fo:font-weight="normal" officeooo:rsid="0035e958" style:font-weight-asian="normal" style:font-weight-complex="normal"/>
    </style:style>
    <style:style style:name="T29" style:family="text">
      <style:text-properties fo:language="es" fo:country="ES" fo:font-weight="normal" officeooo:rsid="00375235" style:font-weight-asian="normal" style:font-weight-complex="normal"/>
    </style:style>
    <style:style style:name="T30" style:family="text">
      <style:text-properties fo:language="es" fo:country="ES" fo:font-weight="normal" officeooo:rsid="003a1dec" style:font-weight-asian="normal" style:font-weight-complex="normal"/>
    </style:style>
    <style:style style:name="T31" style:family="text">
      <style:text-properties fo:language="es" fo:country="ES" fo:font-weight="normal" officeooo:rsid="003c1494" style:font-weight-asian="normal" style:font-weight-complex="normal"/>
    </style:style>
    <style:style style:name="T32" style:family="text">
      <style:text-properties fo:language="es" fo:country="ES" fo:font-weight="normal" officeooo:rsid="003cf636" style:font-weight-asian="normal" style:font-weight-complex="normal"/>
    </style:style>
    <style:style style:name="T33" style:family="text">
      <style:text-properties fo:language="es" fo:country="ES" fo:font-weight="normal" officeooo:rsid="003dc0ed" style:font-weight-asian="normal" style:font-weight-complex="normal"/>
    </style:style>
    <style:style style:name="T34" style:family="text">
      <style:text-properties fo:language="es" fo:country="ES" fo:font-weight="normal" officeooo:rsid="003f8a3d" style:font-weight-asian="normal" style:font-weight-complex="normal"/>
    </style:style>
    <style:style style:name="T35" style:family="text">
      <style:text-properties fo:language="es" fo:country="ES" fo:font-weight="normal" officeooo:rsid="00435752" style:font-weight-asian="normal" style:font-weight-complex="normal"/>
    </style:style>
    <style:style style:name="T36" style:family="text">
      <style:text-properties fo:language="es" fo:country="ES" fo:font-weight="normal" officeooo:rsid="00465bf0" style:font-weight-asian="normal" style:font-weight-complex="normal"/>
    </style:style>
    <style:style style:name="T37" style:family="text">
      <style:text-properties fo:language="es" fo:country="ES" fo:font-weight="normal" officeooo:rsid="004ec5b0" style:font-weight-asian="normal" style:font-weight-complex="normal"/>
    </style:style>
    <style:style style:name="T38" style:family="text">
      <style:text-properties fo:language="es" fo:country="ES" fo:font-weight="normal" officeooo:rsid="004edaac" style:font-weight-asian="normal" style:font-weight-complex="normal"/>
    </style:style>
    <style:style style:name="T39" style:family="text">
      <style:text-properties fo:language="es" fo:country="ES" fo:font-weight="normal" officeooo:rsid="0051747b" style:font-weight-asian="normal" style:font-weight-complex="normal"/>
    </style:style>
    <style:style style:name="T40" style:family="text">
      <style:text-properties fo:language="es" fo:country="ES" fo:font-weight="normal" officeooo:rsid="0057e91c" style:font-weight-asian="normal" style:font-weight-complex="normal"/>
    </style:style>
    <style:style style:name="T41" style:family="text">
      <style:text-properties fo:language="es" fo:country="ES" fo:font-weight="normal" officeooo:rsid="0058b609" style:font-weight-asian="normal" style:font-weight-complex="normal"/>
    </style:style>
    <style:style style:name="T42" style:family="text">
      <style:text-properties fo:language="es" fo:country="ES" fo:font-weight="normal" officeooo:rsid="005d28e2" style:font-weight-asian="normal" style:font-weight-complex="normal"/>
    </style:style>
    <style:style style:name="T43" style:family="text">
      <style:text-properties fo:language="es" fo:country="ES" fo:font-weight="normal" officeooo:rsid="005aeee5" style:font-weight-asian="normal" style:font-weight-complex="normal"/>
    </style:style>
    <style:style style:name="T44" style:family="text">
      <style:text-properties fo:language="es" fo:country="ES" fo:font-weight="normal" officeooo:rsid="005da609" style:font-weight-asian="normal" style:font-weight-complex="normal"/>
    </style:style>
    <style:style style:name="T45" style:family="text">
      <style:text-properties fo:language="es" fo:country="ES" fo:font-weight="normal" officeooo:rsid="005ec751" style:font-weight-asian="normal" style:font-weight-complex="normal"/>
    </style:style>
    <style:style style:name="T46" style:family="text">
      <style:text-properties fo:language="es" fo:country="ES" fo:font-weight="normal" officeooo:rsid="00601d1c" style:font-weight-asian="normal" style:font-weight-complex="normal"/>
    </style:style>
    <style:style style:name="T47" style:family="text">
      <style:text-properties fo:language="es" fo:country="ES" fo:font-weight="normal" officeooo:rsid="0064a3cb" style:font-weight-asian="normal" style:font-weight-complex="normal"/>
    </style:style>
    <style:style style:name="T48" style:family="text">
      <style:text-properties fo:language="es" fo:country="ES" fo:font-weight="normal" officeooo:rsid="0065d7bb" style:font-weight-asian="normal" style:font-weight-complex="normal"/>
    </style:style>
    <style:style style:name="T49" style:family="text">
      <style:text-properties fo:language="es" fo:country="ES" fo:font-style="italic" fo:font-weight="normal" officeooo:rsid="002ec4bf" style:font-style-asian="italic" style:font-weight-asian="normal" style:font-style-complex="italic" style:font-weight-complex="normal"/>
    </style:style>
    <style:style style:name="T50" style:family="text">
      <style:text-properties fo:language="es" fo:country="ES" fo:font-style="italic" fo:font-weight="normal" officeooo:rsid="003dc0ed" style:font-style-asian="italic" style:font-weight-asian="normal" style:font-style-complex="italic" style:font-weight-complex="normal"/>
    </style:style>
    <style:style style:name="T51" style:family="text">
      <style:text-properties fo:language="es" fo:country="ES" fo:font-weight="bold" style:font-weight-asian="bold" style:font-weight-complex="bold"/>
    </style:style>
    <style:style style:name="T52" style:family="text">
      <style:text-properties fo:language="es" fo:country="ES" fo:font-weight="bold" officeooo:rsid="00482c4d" style:font-weight-asian="bold" style:font-weight-complex="bold"/>
    </style:style>
    <style:style style:name="T53" style:family="text">
      <style:text-properties fo:language="es" fo:country="ES" fo:font-weight="bold" officeooo:rsid="00543aa1" style:font-weight-asian="bold" style:font-weight-complex="bold"/>
    </style:style>
    <style:style style:name="T54" style:family="text">
      <style:text-properties fo:language="es" fo:country="ES" fo:font-weight="bold" officeooo:rsid="005605e5" style:font-weight-asian="bold" style:font-weight-complex="bold"/>
    </style:style>
    <style:style style:name="T55" style:family="text">
      <style:text-properties fo:language="es" fo:country="ES" fo:font-weight="bold" officeooo:rsid="005aeee5" style:font-weight-asian="bold" style:font-weight-complex="bold"/>
    </style:style>
    <style:style style:name="T56" style:family="text">
      <style:text-properties fo:language="es" fo:country="ES" fo:font-style="normal" style:text-underline-style="solid" style:text-underline-width="auto" style:text-underline-color="font-color" fo:font-weight="normal" officeooo:rsid="0031373f" style:font-style-asian="normal" style:font-weight-asian="normal" style:font-style-complex="normal" style:font-weight-complex="normal"/>
    </style:style>
    <style:style style:name="T57" style:family="text">
      <style:text-properties fo:language="es" fo:country="ES" fo:font-style="normal" style:text-underline-style="solid" style:text-underline-width="auto" style:text-underline-color="font-color" fo:font-weight="normal" officeooo:rsid="00320c07" style:font-style-asian="normal" style:font-weight-asian="normal" style:font-style-complex="normal" style:font-weight-complex="normal"/>
    </style:style>
    <style:style style:name="T58" style:family="text">
      <style:text-properties fo:language="es" fo:country="ES" fo:font-style="normal" style:text-underline-style="solid" style:text-underline-width="auto" style:text-underline-color="font-color" fo:font-weight="normal" officeooo:rsid="00375235" style:font-style-asian="normal" style:font-weight-asian="normal" style:font-style-complex="normal" style:font-weight-complex="normal"/>
    </style:style>
    <style:style style:name="T59" style:family="text">
      <style:text-properties fo:language="es" fo:country="ES" fo:font-style="normal" style:text-underline-style="none" fo:font-weight="bold" officeooo:rsid="00375235" style:font-style-asian="normal" style:font-weight-asian="bold" style:font-style-complex="normal" style:font-weight-complex="bold"/>
    </style:style>
    <style:style style:name="T60" style:family="text">
      <style:text-properties fo:language="es" fo:country="ES" fo:font-style="normal" style:text-underline-style="none" fo:font-weight="bold" officeooo:rsid="003c1494" style:font-style-asian="normal" style:font-weight-asian="bold" style:font-style-complex="normal" style:font-weight-complex="bold"/>
    </style:style>
    <style:style style:name="T61" style:family="text">
      <style:text-properties fo:language="es" fo:country="ES" style:text-underline-style="solid" style:text-underline-width="auto" style:text-underline-color="font-color" fo:font-weight="normal" officeooo:rsid="003a1dec" style:font-weight-asian="normal" style:font-weight-complex="normal"/>
    </style:style>
    <style:style style:name="T62" style:family="text">
      <style:text-properties fo:language="es" fo:country="ES" officeooo:rsid="003a1dec"/>
    </style:style>
    <style:style style:name="T63" style:family="text">
      <style:text-properties fo:language="es" fo:country="ES" officeooo:rsid="00482c4d"/>
    </style:style>
    <style:style style:name="T64" style:family="text">
      <style:text-properties fo:language="es" fo:country="ES" officeooo:rsid="0049817a"/>
    </style:style>
    <style:style style:name="T65" style:family="text">
      <style:text-properties fo:language="es" fo:country="ES" officeooo:rsid="004d3f89"/>
    </style:style>
    <style:style style:name="T66" style:family="text">
      <style:text-properties fo:language="es" fo:country="ES" officeooo:rsid="004ec5b0"/>
    </style:style>
    <style:style style:name="T67" style:family="text">
      <style:text-properties fo:language="es" fo:country="ES" officeooo:rsid="004edaac"/>
    </style:style>
    <style:style style:name="T68" style:family="text">
      <style:text-properties fo:language="es" fo:country="ES" officeooo:rsid="005d28e2"/>
    </style:style>
    <style:style style:name="T69" style:family="text">
      <style:text-properties fo:color="#000000" style:font-name="Liberation Serif1" fo:language="es" fo:country="ES" style:text-underline-style="none"/>
    </style:style>
    <style:style style:name="T70" style:family="text">
      <style:text-properties fo:color="#000000" style:font-name="Liberation Serif1" style:text-underline-style="none"/>
    </style:style>
    <style:style style:name="T71" style:family="text">
      <style:text-properties fo:color="#000000" style:font-name="Liberation Serif1" style:text-underline-style="none" officeooo:rsid="0027dbef"/>
    </style:style>
    <style:style style:name="T72" style:family="text">
      <style:text-properties officeooo:rsid="002680f4"/>
    </style:style>
    <style:style style:name="T73" style:family="text">
      <style:text-properties officeooo:rsid="0028837f"/>
    </style:style>
    <style:style style:name="T74" style:family="text">
      <style:text-properties officeooo:rsid="002985d0"/>
    </style:style>
    <style:style style:name="T75" style:family="text">
      <style:text-properties officeooo:rsid="002c3510"/>
    </style:style>
    <style:style style:name="T76" style:family="text">
      <style:text-properties officeooo:rsid="003f8a3d"/>
    </style:style>
    <style:style style:name="T77" style:family="text">
      <style:text-properties officeooo:rsid="00465bf0"/>
    </style:style>
    <style:style style:name="T78" style:family="text">
      <style:text-properties officeooo:rsid="00482c4d"/>
    </style:style>
    <style:style style:name="T79" style:family="text">
      <style:text-properties officeooo:rsid="004edaac"/>
    </style:style>
    <style:style style:name="T80" style:family="text">
      <style:text-properties officeooo:rsid="0054e5c9"/>
    </style:style>
    <style:style style:name="T81" style:family="text">
      <style:text-properties officeooo:rsid="0058b609"/>
    </style:style>
    <style:style style:name="T82" style:family="text">
      <style:text-properties officeooo:rsid="005d28e2"/>
    </style:style>
    <style:style style:name="T83" style:family="text">
      <style:text-properties officeooo:rsid="0065d7bb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fraestructura para Big Data</text:p>
      <text:p text:style-name="P1">Computación en la nube</text:p>
      <text:p text:style-name="P2">Daniel Pérez Efremova</text:p>
      <text:p text:style-name="P59"><text:span text:style-name="T7">Ejercicio</text:span><text:span text:style-name="T8">s</text:span><text:span text:style-name="T7"> 1 </text:span><text:span text:style-name="T8">y 2</text:span><text:span text:style-name="T7">. </text:span></text:p>
      <text:p text:style-name="P34"><text:span text:style-name="T7"/></text:p>
      <text:p text:style-name="P34"><text:span text:style-name="T7">- </text:span><text:span text:style-name="T6">Acceda a </text:span><text:a xlink:type="simple" xlink:href="https://cloudpingtest.com/" text:style-name="Internet_20_link" text:visited-style-name="Visited_20_Internet_20_Link">https://cloudpingtest.com/</text:a><text:span text:style-name="T6">. Identifique el centro de datos mejor conectado con su localización. Identifique que centros de datos podrían proveernos servicios de tipo VoIP y cuales no. Identifique centros de datos localizados de manera similar y compare la latencia a nuestra localización. ¿Hay algún CSP “mejor” para nosotros en términos generales?</text:span></text:p>
      <text:p text:style-name="P4"/>
      <text:p text:style-name="P14"><text:span text:style-name="T4">El mejor proveedor es Vultr, con un tiempo de ping medio de 17 ms. </text:span></text:p>
      <text:p text:style-name="P5"/>
      <text:p text:style-name="P14"><text:span text:style-name="T4">En general, s</text:span><text:span text:style-name="T1">e observa que </text:span><text:span text:style-name="T2">los</text:span><text:span text:style-name="T1"> servicio</text:span><text:span text:style-name="T2">s</text:span><text:span text:style-name="T1"> cloud con menor tiempo ping </text:span><text:span text:style-name="T2">son</text:span><text:span text:style-name="T1"> </text:span><text:span text:style-name="T2">Vultr</text:span><text:span text:style-name="T1"> </text:span><text:span text:style-name="T2">y Google </text:span><text:span text:style-name="T1">con un ping promedio de </text:span><text:span text:style-name="T2">entre </text:span><text:span text:style-name="T4">17</text:span><text:span text:style-name="T2"> y 5</text:span><text:span text:style-name="T4">7</text:span><text:span text:style-name="T2"> </text:span><text:span text:style-name="T1">ms. Por este motivo, para desplegar un servicio VoIP </text:span><text:span text:style-name="T4">(Voice over Internet Protocol)</text:span><text:span text:style-name="T1"> </text:span><text:span text:style-name="T2">son la mejor opción, </text:span><text:span text:style-name="T3">ya que este tipo de servicios precisan baja latencia </text:span><text:span text:style-name="T5">para que las llamadas sean estables y funcionales</text:span><text:span text:style-name="T3">.</text:span></text:p>
      <text:p text:style-name="P6"/>
      <text:p text:style-name="P7">En la tabla se muestra el top 10 de proveedores ordenados por ping medio de manera ascendente. </text:p>
      <text:p text:style-name="P18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1">Provider</text:p>
          </table:table-cell>
          <table:table-cell table:style-name="Table1.A1" office:value-type="string">
            <text:p text:style-name="P51">Region</text:p>
          </table:table-cell>
          <table:table-cell table:style-name="Table1.A1" office:value-type="string">
            <text:p text:style-name="P51">Region Code</text:p>
          </table:table-cell>
          <table:table-cell table:style-name="Table1.A1" office:value-type="string">
            <text:p text:style-name="P51">Mean <text:span text:style-name="T9">(ms)</text:span></text:p>
          </table:table-cell>
          <table:table-cell table:style-name="Table1.A1" office:value-type="string">
            <text:p text:style-name="P63">Std (ms)</text:p>
          </table:table-cell>
        </table:table-row>
        <table:table-row table:style-name="Table1.2">
          <table:table-cell table:style-name="Table1.A2" office:value-type="string">
            <text:p text:style-name="P51">Vultr</text:p>
          </table:table-cell>
          <table:table-cell table:style-name="Table1.B2" office:value-type="float" office:value="0">
            <text:p text:style-name="P51">Spain (Madrid)</text:p>
          </table:table-cell>
          <table:table-cell table:style-name="Table1.B2" office:value-type="float" office:value="0">
            <text:p text:style-name="P51">mad-es</text:p>
          </table:table-cell>
          <table:table-cell table:style-name="Table1.B2" office:value-type="float" office:value="17">
            <text:p text:style-name="P51">17</text:p>
          </table:table-cell>
          <table:table-cell table:style-name="Table1.B2" office:value-type="float" office:value="2.42212028327799">
            <text:p text:style-name="P63">2.42</text:p>
          </table:table-cell>
        </table:table-row>
        <table:table-row table:style-name="Table1.1">
          <table:table-cell table:style-name="Table1.A2" office:value-type="string">
            <text:p text:style-name="P51">Vultr</text:p>
          </table:table-cell>
          <table:table-cell table:style-name="Table1.B2" office:value-type="float" office:value="0">
            <text:p text:style-name="P51">France (Paris)</text:p>
          </table:table-cell>
          <table:table-cell table:style-name="Table1.B2" office:value-type="float" office:value="0">
            <text:p text:style-name="P51">par-fr</text:p>
          </table:table-cell>
          <table:table-cell table:style-name="Table1.B2" office:value-type="float" office:value="36">
            <text:p text:style-name="P51">36</text:p>
          </table:table-cell>
          <table:table-cell table:style-name="Table1.B2" office:value-type="float" office:value="1.47196014438797">
            <text:p text:style-name="P63">1.47</text:p>
          </table:table-cell>
        </table:table-row>
        <table:table-row table:style-name="Table1.1">
          <table:table-cell table:style-name="Table1.A2" office:value-type="string">
            <text:p text:style-name="P51">Vultr</text:p>
          </table:table-cell>
          <table:table-cell table:style-name="Table1.B2" office:value-type="float" office:value="0">
            <text:p text:style-name="P51">United Kingdom (London)</text:p>
          </table:table-cell>
          <table:table-cell table:style-name="Table1.B2" office:value-type="float" office:value="0">
            <text:p text:style-name="P51">lon-gb</text:p>
          </table:table-cell>
          <table:table-cell table:style-name="Table1.B2" office:value-type="float" office:value="42">
            <text:p text:style-name="P51">42</text:p>
          </table:table-cell>
          <table:table-cell table:style-name="Table1.B2" office:value-type="float" office:value="5.53774924194538">
            <text:p text:style-name="P63">5.54</text:p>
          </table:table-cell>
        </table:table-row>
        <table:table-row table:style-name="Table1.1">
          <table:table-cell table:style-name="Table1.A2" office:value-type="string">
            <text:p text:style-name="P51">GCP</text:p>
          </table:table-cell>
          <table:table-cell table:style-name="Table1.B2" office:value-type="float" office:value="0">
            <text:p text:style-name="P51">Belgium (St. Ghislain)</text:p>
          </table:table-cell>
          <table:table-cell table:style-name="Table1.B2" office:value-type="float" office:value="0">
            <text:p text:style-name="P51">europe-west1</text:p>
          </table:table-cell>
          <table:table-cell table:style-name="Table1.B2" office:value-type="float" office:value="46">
            <text:p text:style-name="P51">46</text:p>
          </table:table-cell>
          <table:table-cell table:style-name="Table1.B2" office:value-type="float" office:value="3.18852107828483">
            <text:p text:style-name="P63">3.19</text:p>
          </table:table-cell>
        </table:table-row>
        <table:table-row table:style-name="Table1.1">
          <table:table-cell table:style-name="Table1.A2" office:value-type="string">
            <text:p text:style-name="P51">GCP</text:p>
          </table:table-cell>
          <table:table-cell table:style-name="Table1.B2" office:value-type="float" office:value="0">
            <text:p text:style-name="P51">Germany (Frankfurt)</text:p>
          </table:table-cell>
          <table:table-cell table:style-name="Table1.B2" office:value-type="float" office:value="0">
            <text:p text:style-name="P51">europe-west3</text:p>
          </table:table-cell>
          <table:table-cell table:style-name="Table1.B2" office:value-type="float" office:value="49">
            <text:p text:style-name="P51">49</text:p>
          </table:table-cell>
          <table:table-cell table:style-name="Table1.B2" office:value-type="float" office:value="20.2558633486702">
            <text:p text:style-name="P63">20.26</text:p>
          </table:table-cell>
        </table:table-row>
        <table:table-row table:style-name="Table1.1">
          <table:table-cell table:style-name="Table1.A2" office:value-type="string">
            <text:p text:style-name="P51">GCP</text:p>
          </table:table-cell>
          <table:table-cell table:style-name="Table1.B2" office:value-type="float" office:value="0">
            <text:p text:style-name="P51">UK (London)</text:p>
          </table:table-cell>
          <table:table-cell table:style-name="Table1.B2" office:value-type="float" office:value="0">
            <text:p text:style-name="P51">europe-west2</text:p>
          </table:table-cell>
          <table:table-cell table:style-name="Table1.B2" office:value-type="float" office:value="50">
            <text:p text:style-name="P51">50</text:p>
          </table:table-cell>
          <table:table-cell table:style-name="Table1.B2" office:value-type="float" office:value="32.6093033759795">
            <text:p text:style-name="P63">32.61</text:p>
          </table:table-cell>
        </table:table-row>
        <table:table-row table:style-name="Table1.1">
          <table:table-cell table:style-name="Table1.A2" office:value-type="string">
            <text:p text:style-name="P51">Vultr</text:p>
          </table:table-cell>
          <table:table-cell table:style-name="Table1.B2" office:value-type="float" office:value="0">
            <text:p text:style-name="P51">Netherlands (Amsterdam)</text:p>
          </table:table-cell>
          <table:table-cell table:style-name="Table1.B2" office:value-type="float" office:value="0">
            <text:p text:style-name="P51">ams-nl</text:p>
          </table:table-cell>
          <table:table-cell table:style-name="Table1.B2" office:value-type="float" office:value="50">
            <text:p text:style-name="P51">50</text:p>
          </table:table-cell>
          <table:table-cell table:style-name="Table1.B2" office:value-type="float" office:value="3.12516666222246">
            <text:p text:style-name="P63">3.13</text:p>
          </table:table-cell>
        </table:table-row>
        <table:table-row table:style-name="Table1.1">
          <table:table-cell table:style-name="Table1.A2" office:value-type="string">
            <text:p text:style-name="P51">Vultr</text:p>
          </table:table-cell>
          <table:table-cell table:style-name="Table1.B2" office:value-type="float" office:value="0">
            <text:p text:style-name="P51">Germany (Frankfurt)</text:p>
          </table:table-cell>
          <table:table-cell table:style-name="Table1.B2" office:value-type="float" office:value="0">
            <text:p text:style-name="P51">fra-de</text:p>
          </table:table-cell>
          <table:table-cell table:style-name="Table1.B2" office:value-type="float" office:value="50">
            <text:p text:style-name="P51">50</text:p>
          </table:table-cell>
          <table:table-cell table:style-name="Table1.B2" office:value-type="float" office:value="6.04703784233791">
            <text:p text:style-name="P63">6.05</text:p>
          </table:table-cell>
        </table:table-row>
        <table:table-row table:style-name="Table1.1">
          <table:table-cell table:style-name="Table1.A2" office:value-type="string">
            <text:p text:style-name="P51">GCP</text:p>
          </table:table-cell>
          <table:table-cell table:style-name="Table1.B2" office:value-type="float" office:value="0">
            <text:p text:style-name="P51">Netherlands (Eemshaven)</text:p>
          </table:table-cell>
          <table:table-cell table:style-name="Table1.B2" office:value-type="float" office:value="0">
            <text:p text:style-name="P51">europe-west4</text:p>
          </table:table-cell>
          <table:table-cell table:style-name="Table1.B2" office:value-type="float" office:value="55">
            <text:p text:style-name="P51">55</text:p>
          </table:table-cell>
          <table:table-cell table:style-name="Table1.B2" office:value-type="float" office:value="44.1199123601426">
            <text:p text:style-name="P63">44.12</text:p>
          </table:table-cell>
        </table:table-row>
        <table:table-row table:style-name="Table1.1">
          <table:table-cell table:style-name="Table1.A11" office:value-type="string">
            <text:p text:style-name="P51">GCP</text:p>
          </table:table-cell>
          <table:table-cell table:style-name="Table1.B11" office:value-type="float" office:value="0">
            <text:p text:style-name="P51">Switzerland (Zürich)</text:p>
          </table:table-cell>
          <table:table-cell table:style-name="Table1.B11" office:value-type="float" office:value="0">
            <text:p text:style-name="P51">europe-west6</text:p>
          </table:table-cell>
          <table:table-cell table:style-name="Table1.B11" office:value-type="float" office:value="57">
            <text:p text:style-name="P51">57</text:p>
          </table:table-cell>
          <table:table-cell table:style-name="Table1.B11" office:value-type="float" office:value="35.0295113677977">
            <text:p text:style-name="P63">35.03</text:p>
          </table:table-cell>
        </table:table-row>
      </table:table>
      <text:p text:style-name="P18"/>
      <text:p text:style-name="P29">Se observa que la región con menor ping es Madrid, algo razonable ya que se estan haciendo los ping desde Madrid <text:span text:style-name="T74">y a medida que el centro de computación cloud se aleja de Madrid, la latencia aumenta.</text:span></text:p>
      <text:p text:style-name="P29"/>
      <text:p text:style-name="P21">- Compare las medidas en términos absolutos con latencias contra medidas de una web a su elección que esté en las distintas localizaciones medidas</text:p>
      <text:p text:style-name="P23"/>
      <text:p text:style-name="P22"><text:span text:style-name="T10">Se realizan experimentos en distintas webs</text:span> <text:span text:style-name="T10">con servidor ubicado en las Regiones de la tabla anterior. Los resultados se muestran en la tabla siguiente.</text:span></text:p>
      <text:p text:style-name="P22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row table:style-name="Table2.1">
          <table:table-cell table:style-name="Table2.A1" office:value-type="string">
            <text:p text:style-name="P61">Web</text:p>
          </table:table-cell>
          <table:table-cell table:style-name="Table2.A1" office:value-type="string">
            <text:p text:style-name="P61">IP</text:p>
          </table:table-cell>
          <table:table-cell table:style-name="Table2.A1" office:value-type="string">
            <text:p text:style-name="P61">Region</text:p>
          </table:table-cell>
          <table:table-cell table:style-name="Table2.A1" office:value-type="string">
            <text:p text:style-name="P61">Mean (ms)</text:p>
          </table:table-cell>
          <table:table-cell table:style-name="Table2.A1" office:value-type="string">
            <text:p text:style-name="P61">Median (ms)</text:p>
          </table:table-cell>
          <table:table-cell table:style-name="Table2.A1" office:value-type="string">
            <text:p text:style-name="P61">Std (ms)</text:p>
          </table:table-cell>
        </table:table-row>
        <table:table-row table:style-name="Table2.2">
          <table:table-cell table:style-name="Table2.A2" office:value-type="string">
            <text:p text:style-name="P62"><text:span text:style-name="T71">www.fotocasa.es</text:span><text:span text:style-name="T70"> </text:span></text:p>
          </table:table-cell>
          <table:table-cell table:style-name="Table2.B2" office:value-type="float" office:value="0">
            <text:p text:style-name="P62">52.84.66.67</text:p>
          </table:table-cell>
          <table:table-cell table:style-name="Table2.B2" office:value-type="float" office:value="0">
            <text:p text:style-name="P62">Madrid</text:p>
          </table:table-cell>
          <table:table-cell table:style-name="Table2.B2" office:value-type="float" office:value="10.7866666666667">
            <text:p text:style-name="P62">10.79</text:p>
          </table:table-cell>
          <table:table-cell table:style-name="Table2.B2" office:value-type="float" office:value="5.47">
            <text:p text:style-name="P62">5.47</text:p>
          </table:table-cell>
          <table:table-cell table:style-name="Table2.B2" office:value-type="float" office:value="13.3340176491059">
            <text:p text:style-name="P62">13.33</text:p>
          </table:table-cell>
        </table:table-row>
        <table:table-row table:style-name="Table2.3">
          <table:table-cell table:style-name="Table2.A2" office:value-type="string">
            <text:p text:style-name="P62">www.paris-web.fr</text:p>
          </table:table-cell>
          <table:table-cell table:style-name="Table2.B2" office:value-type="float" office:value="0">
            <text:p text:style-name="P62">92.243.17.46</text:p>
          </table:table-cell>
          <table:table-cell table:style-name="Table2.B2" office:value-type="float" office:value="0">
            <text:p text:style-name="P62">Paris</text:p>
          </table:table-cell>
          <table:table-cell table:style-name="Table2.B2" office:value-type="float" office:value="72.2166666666667">
            <text:p text:style-name="P62">72.22</text:p>
          </table:table-cell>
          <table:table-cell table:style-name="Table2.B2" office:value-type="float" office:value="50.5">
            <text:p text:style-name="P62">50.5</text:p>
          </table:table-cell>
          <table:table-cell table:style-name="Table2.B2" office:value-type="float" office:value="51.4804590759122">
            <text:p text:style-name="P62">51.48</text:p>
          </table:table-cell>
        </table:table-row>
        <table:table-row table:style-name="Table2.4">
          <table:table-cell table:style-name="Table2.A2" office:value-type="string">
            <text:p text:style-name="P62">www.imperial.ac.uk</text:p>
          </table:table-cell>
          <table:table-cell table:style-name="Table2.B2" office:value-type="float" office:value="0">
            <text:p text:style-name="P62">146.179.42.148</text:p>
          </table:table-cell>
          <table:table-cell table:style-name="Table2.B2" office:value-type="float" office:value="0">
            <text:p text:style-name="P62">London</text:p>
          </table:table-cell>
          <table:table-cell table:style-name="Table2.B2" office:value-type="float" office:value="32.4">
            <text:p text:style-name="P62">32.4</text:p>
          </table:table-cell>
          <table:table-cell table:style-name="Table2.B2" office:value-type="float" office:value="30.6">
            <text:p text:style-name="P62">30.6</text:p>
          </table:table-cell>
          <table:table-cell table:style-name="Table2.B2" office:value-type="float" office:value="5.54364501027979">
            <text:p text:style-name="P62">5.54</text:p>
          </table:table-cell>
        </table:table-row>
        <table:table-row table:style-name="Table2.5">
          <table:table-cell table:style-name="Table2.A2" office:value-type="string">
            <text:p text:style-name="P64"><text:a xlink:type="simple" xlink:href="https://www.keytradebank.be/" text:style-name="Internet_20_link" text:visited-style-name="Visited_20_Internet_20_Link"><text:span text:style-name="T69">www.keytradebank.be</text:span></text:a></text:p>
          </table:table-cell>
          <table:table-cell table:style-name="Table2.B2" office:value-type="float" office:value="0">
            <text:p text:style-name="P62">93.191.218.12</text:p>
          </table:table-cell>
          <table:table-cell table:style-name="Table2.B2" office:value-type="float" office:value="0">
            <text:p text:style-name="P62">Belgium</text:p>
          </table:table-cell>
          <table:table-cell table:style-name="Table2.B2" office:value-type="float" office:value="60.7833333333333">
            <text:p text:style-name="P62">60.78</text:p>
          </table:table-cell>
          <table:table-cell table:style-name="Table2.B2" office:value-type="float" office:value="55.8">
            <text:p text:style-name="P62">55.8</text:p>
          </table:table-cell>
          <table:table-cell table:style-name="Table2.B2" office:value-type="float" office:value="10.2008659763114">
            <text:p text:style-name="P62">10.2</text:p>
          </table:table-cell>
        </table:table-row>
        <table:table-row table:style-name="Table2.1">
          <table:table-cell table:style-name="Table2.A2" office:value-type="string">
            <text:p text:style-name="P62">www.giz.de</text:p>
          </table:table-cell>
          <table:table-cell table:style-name="Table2.B2" office:value-type="float" office:value="0">
            <text:p text:style-name="P62">193.97.170.57</text:p>
          </table:table-cell>
          <table:table-cell table:style-name="Table2.B2" office:value-type="float" office:value="0">
            <text:p text:style-name="P62">Frankfurt</text:p>
          </table:table-cell>
          <table:table-cell table:style-name="Table2.B2" office:value-type="float" office:value="51.5">
            <text:p text:style-name="P62">51.5</text:p>
          </table:table-cell>
          <table:table-cell table:style-name="Table2.B2" office:value-type="float" office:value="46">
            <text:p text:style-name="P62">46</text:p>
          </table:table-cell>
          <table:table-cell table:style-name="Table2.B2" office:value-type="float" office:value="20.2558633486702">
            <text:p text:style-name="P62">20.26</text:p>
          </table:table-cell>
        </table:table-row>
        <table:table-row table:style-name="Table2.8">
          <table:table-cell table:style-name="Table2.A2" office:value-type="string">
            <text:p text:style-name="P62">www.government.nl</text:p>
          </table:table-cell>
          <table:table-cell table:style-name="Table2.B2" office:value-type="float" office:value="0">
            <text:p text:style-name="P62">178.22.85.8</text:p>
          </table:table-cell>
          <table:table-cell table:style-name="Table2.B2" office:value-type="float" office:value="0">
            <text:p text:style-name="P62">Amsterdam</text:p>
          </table:table-cell>
          <table:table-cell table:style-name="Table2.B2" office:value-type="float" office:value="42.2">
            <text:p text:style-name="P62">42.2</text:p>
          </table:table-cell>
          <table:table-cell table:style-name="Table2.B2" office:value-type="float" office:value="30.35">
            <text:p text:style-name="P62">30.35</text:p>
          </table:table-cell>
          <table:table-cell table:style-name="Table2.B2" office:value-type="float" office:value="29">
            <text:p text:style-name="P62">29</text:p>
          </table:table-cell>
        </table:table-row>
        <table:table-row table:style-name="Table2.8">
          <table:table-cell table:style-name="Table2.A8" office:value-type="string">
            <text:p text:style-name="P61">web.unican.es</text:p>
          </table:table-cell>
          <table:table-cell table:style-name="Table2.B8" office:value-type="float" office:value="0">
            <text:p text:style-name="P61">193.144.193.60</text:p>
          </table:table-cell>
          <table:table-cell table:style-name="Table2.B8" office:value-type="float" office:value="0">
            <text:p text:style-name="P61">Cantabria</text:p>
          </table:table-cell>
          <table:table-cell table:style-name="Table2.B8" office:value-type="float" office:value="32.15">
            <text:p text:style-name="P61">32.15</text:p>
          </table:table-cell>
          <table:table-cell table:style-name="Table2.B8" office:value-type="float" office:value="25.4">
            <text:p text:style-name="P61">25.4</text:p>
          </table:table-cell>
          <table:table-cell table:style-name="Table2.B8" office:value-type="float" office:value="21.4776860951081">
            <text:p text:style-name="P61">21.48</text:p>
          </table:table-cell>
        </table:table-row>
      </table:table>
      <text:p text:style-name="P24"/>
      <text:p text:style-name="P15"><text:span text:style-name="T12">El menor ping se obtiene para la región de Madrid y el resto de resultados son consistentes con la tabla </text:span><text:span text:style-name="T13">del primer apartado</text:span><text:span text:style-name="T12">, </text:span><text:span text:style-name="T14">es decir,</text:span><text:span text:style-name="T12"> a medida que la región se aleja de Madrid, los tiempos de respuesta aumentan.</text:span></text:p>
      <text:p text:style-name="P30"><text:soft-page-break/></text:p>
      <text:p text:style-name="P25"><text:span text:style-name="T72">- </text:span>Compare, ahora, la varianza de las muestras que nos da cloudpingtest con la varianza de medidas tomadas de la web de Unican</text:p>
      <text:p text:style-name="P25"/>
      <text:p text:style-name="P16"><text:span text:style-name="T11">En la última fila de la tabla del apartado anterior se observa que la varianza es aproximadamente 441 ms, una variana muy superior a la del top 5 de medidas tomadas en el primer apartado y comparable a la de GCP de Frankfurt. </text:span></text:p>
      <text:p text:style-name="P16"><text:span text:style-name="T11"/></text:p>
      <text:p text:style-name="P26"><text:span text:style-name="T73">E</text:span>jercicio 3.</text:p>
      <text:p text:style-name="P26"/>
      <text:p text:style-name="P26"><text:span text:style-name="T75">1. </text:span>Calcular costes de un despliegue de 100 VMs durante 1 mes de 31 días en un centro de datos por especificar (requisitos mínimos):  </text:p>
      <text:p text:style-name="P26"><text:tab/>- Con capacidad 8 x ECU (2 GHz Xeon) + 8 GB RAM durante 12 horas al día</text:p>
      <text:p text:style-name="P26"><text:tab/>- Con capacidad 16 x ECU (2 GHz Xeon) + 16 GB RAM durante 10 horas al día</text:p>
      <text:p text:style-name="P26"><text:tab/>- Con capacidad marginal + 1 GB RAM durante 2 horas al día</text:p>
      <text:p text:style-name="P26"><text:tab/>- Con capacidad 64 x ECU (2 GHz Xeon) + 64 GB RAM durante las 24 horas del día 31</text:p>
      <text:p text:style-name="P27"><text:span text:style-name="T75">2. </text:span>Sin necesidad de disco duro local pero sí 50% de equipos con IP pública</text:p>
      <text:p text:style-name="P27"><text:span text:style-name="T75">3. </text:span>Sí almacenamiento bulk, 25 TB nuevos cada día (agregados, esto es no se sobrescriben/liberan hasta final de mes)</text:p>
      <text:p text:style-name="P27"><text:span text:style-name="T75">4. </text:span>Se genera un tráfico ascendente a clientes de 100 GB diarios. Destinos:</text:p>
      <text:p text:style-name="P27"><text:tab/>- 70% Sudamérica</text:p>
      <text:p text:style-name="P27"><text:tab/>- 20% Europa</text:p>
      <text:p text:style-name="P27"><text:tab/>- 10% Sudeste asiático (no considere los descuentos por volumen/tráfico interno EC2 o <text:tab/>primeros GB gratis)</text:p>
      <text:p text:style-name="P17"><text:span text:style-name="T18">5. </text:span><text:span text:style-name="T17">Parametrice cualquier otro dato que necesite</text:span></text:p>
      <text:p text:style-name="P17"><text:span text:style-name="T17"/></text:p>
      <text:p text:style-name="P27"/>
      <text:p text:style-name="P28">Calcule resultados para un centro de datos en Europa, EEUU, Sudamérica, Sudeste asiático y Australia. <text:span text:style-name="T75">¿Qué opción recomienda?</text:span></text:p>
      <text:p text:style-name="P28"/>
      <text:p text:style-name="P39"><text:span text:style-name="T22">Este ejercicio se ha realizado </text:span><text:span text:style-name="T26">en AWS</text:span><text:span text:style-name="T22"> bajo las siguientes consideraciones </text:span><text:span text:style-name="T23">en cada punto propuesto</text:span><text:span text:style-name="T22">:</text:span></text:p>
      <text:p text:style-name="P39"><text:span text:style-name="T22"/></text:p>
      <text:p text:style-name="P39"><text:span text:style-name="T22">1. Dado que se especifican franjas horarias de uso en las instancias EC2, el presupuesto se calcula usando el plan de gasto On-Demand.</text:span></text:p>
      <text:p text:style-name="P39"><text:span text:style-name="T23"/></text:p>
      <text:p text:style-name="P41"><text:span text:style-name="T23">2. </text:span><text:span text:style-name="T27">Las instancias EC2 tienen asignadas una IP pública </text:span><text:span text:style-name="T30">dinámica </text:span><text:span text:style-name="T27">de manera gratuita. Los cargos se producen si se levanta un servicio Elastic IP </text:span><text:span text:style-name="T30">(estática) </text:span><text:span text:style-name="T27">y no se le asocia una instancia </text:span><text:span text:style-name="T30">(0.005$ hora)</text:span><text:span text:style-name="T27">. El servicio Elastic IP es útil en caso de fallo de una instancia EC2 que haga de host de una aplicación. En el momento de fallo, la IP </text:span><text:span text:style-name="T28">se </text:span><text:span text:style-name="T30">mapea</text:span><text:span text:style-name="T27"> a otra instancia EC2 que esté activa y comenzará a hacer de Host de la aplicación sin detenerse </text:span><text:span text:style-name="T28">el servicio a los usuarios</text:span><text:span text:style-name="T27">. </text:span><text:span text:style-name="T30">El coste es 0.10$ por remapeo tras los 100 primeros remapeaeos mensualmente. </text:span><text:span text:style-name="T61">Como no se especifican fallos, se asume que serán lo suficientemente estables como para no incurrir en gastos adicionales al plan gratuito y no se incluye en el presupuesto</text:span><text:span text:style-name="T30">.</text:span></text:p>
      <text:p text:style-name="P9"><text:span text:style-name="T62">N</text:span><text:span text:style-name="T20">O APLICA CONSUMO</text:span></text:p>
      <text:p text:style-name="P39"><text:span text:style-name="T22"/></text:p>
      <text:p text:style-name="P44"><text:span text:style-name="T31">3</text:span><text:span text:style-name="T22">. <text:s/>El almacenamiento </text:span><text:span text:style-name="T49">bulk</text:span><text:span text:style-name="T22"> requiere transacciones constantes de datos en forma de ficheros </text:span><text:span text:style-name="T24">que sean </text:span><text:span text:style-name="T22">accesibles por el usuario en cualquier momento mediante descarga. Por esto, para el almacenamiento se ha seleccionado el servicio S3 (Simple Storage Servcice), </text:span><text:span text:style-name="T25">ya que las EC2 no </text:span><text:span text:style-name="T26">necesariamente </text:span><text:span text:style-name="T25">se levanta</text:span><text:span text:style-name="T26">n</text:span><text:span text:style-name="T25"> con almacenamiento local</text:span><text:span text:style-name="T22">. </text:span><text:span text:style-name="T56">Como no se especifica </text:span><text:span text:style-name="T57">el número de interacciones PUT, COPY, LIST, GET o SELECT sobre S3, no se especifican estos parámetros en el presupuesto del servicio S3. </text:span><text:span text:style-name="T58">Asíque en caso de superarse los límites gratuitos, puede incurrirse en gastos adicionales.</text:span></text:p>
      <text:p text:style-name="P44"><text:soft-page-break/><text:span text:style-name="T59">A</text:span><text:span text:style-name="T60">LMACENAMIENTO TOTAL: 25 TB x 31 días = 750 TB mes</text:span></text:p>
      <text:p text:style-name="P42"><text:span text:style-name="T60"/></text:p>
      <text:p text:style-name="P43"><text:span text:style-name="T24">4</text:span><text:span text:style-name="T22">. </text:span><text:span text:style-name="T25">Se asume que </text:span><text:span text:style-name="T29">las trasferencias de datos </text:span><text:span text:style-name="T25">van a ser </text:span><text:span text:style-name="T29">entre </text:span><text:span text:style-name="T25">centros de AWS y no por la red </text:span><text:span text:style-name="T26">de</text:span><text:span text:style-name="T25"> Internet. </text:span><text:span text:style-name="T32">Además, se asume que dentro de una misma zona geográfica, el tráfico se </text:span><text:span text:style-name="T34">dirige enteramente</text:span><text:span text:style-name="T32"> </text:span><text:span text:style-name="T34">a</text:span><text:span text:style-name="T32"> </text:span><text:span text:style-name="T34">una única</text:span><text:span text:style-name="T32"> región de AWS. Por ejemplo, en el caso de que levantásemos el servicio en Europa, se asume que el tráfico de toda Europa </text:span><text:span text:style-name="T34">se dirige enteramente a</text:span><text:span text:style-name="T32"> la misma región de AWS. </text:span><text:span text:style-name="T26">Por otro lado, <text:s/>por “tráfico ascendente” se entiende que es saliente desde las instancias EC2 (outbound) ya que el entrante (inbound) actualmente es gratuito. </text:span><text:span text:style-name="T33">En la siguiente tabla se detalla el tráfico sujeto a cargos según la zona geofráfica </text:span><text:span text:style-name="T50">host</text:span><text:span text:style-name="T33"> y la distribución de tráfico propuesto </text:span><text:span text:style-name="T34">por las zonas geográficas.</text:span></text:p>
      <text:p text:style-name="P19"><text:span text:style-name="T15"/></text:p>
      <text:p text:style-name="P19"><text:span text:style-name="T15"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1"><text:span text:style-name="T76">Region Host</text:span></text:p>
          </table:table-cell>
          <table:table-cell table:style-name="Table3.A1" office:value-type="string">
            <text:p text:style-name="P51">Tráfico Europa (GB)</text:p>
          </table:table-cell>
          <table:table-cell table:style-name="Table3.A1" office:value-type="string">
            <text:p text:style-name="P52">Tráfico Sudeste Asiático (GB)</text:p>
          </table:table-cell>
          <table:table-cell table:style-name="Table3.A1" office:value-type="string">
            <text:p text:style-name="P51">Tráfico Sud América (GB)</text:p>
          </table:table-cell>
          <table:table-cell table:style-name="Table3.A1" office:value-type="string">
            <text:p text:style-name="P51">Total</text:p>
          </table:table-cell>
        </table:table-row>
        <table:table-row table:style-name="Table3.1">
          <table:table-cell table:style-name="Table3.A2" office:value-type="string">
            <text:p text:style-name="P51">Europa</text:p>
          </table:table-cell>
          <table:table-cell table:style-name="Table3.B2" office:value-type="float" office:value="0">
            <text:p text:style-name="P51">0</text:p>
          </table:table-cell>
          <table:table-cell table:style-name="Table3.B2" office:value-type="float" office:value="3100">
            <text:p text:style-name="P51">3100</text:p>
          </table:table-cell>
          <table:table-cell table:style-name="Table3.B2" office:value-type="float" office:value="21700">
            <text:p text:style-name="P51">21700</text:p>
          </table:table-cell>
          <table:table-cell table:style-name="Table3.B2" office:value-type="float" office:value="24800">
            <text:p text:style-name="P51">24800</text:p>
          </table:table-cell>
        </table:table-row>
        <table:table-row table:style-name="Table3.1">
          <table:table-cell table:style-name="Table3.A2" office:value-type="string">
            <text:p text:style-name="P51">EEUU</text:p>
          </table:table-cell>
          <table:table-cell table:style-name="Table3.B2" office:value-type="float" office:value="6200">
            <text:p text:style-name="P51">6200</text:p>
          </table:table-cell>
          <table:table-cell table:style-name="Table3.B2" office:value-type="float" office:value="3100">
            <text:p text:style-name="P51">3100</text:p>
          </table:table-cell>
          <table:table-cell table:style-name="Table3.B2" office:value-type="float" office:value="21700">
            <text:p text:style-name="P51">21700</text:p>
          </table:table-cell>
          <table:table-cell table:style-name="Table3.B2" office:value-type="float" office:value="31000">
            <text:p text:style-name="P51">31000</text:p>
          </table:table-cell>
        </table:table-row>
        <table:table-row table:style-name="Table3.1">
          <table:table-cell table:style-name="Table3.A2" office:value-type="string">
            <text:p text:style-name="P51">Sudamérica</text:p>
          </table:table-cell>
          <table:table-cell table:style-name="Table3.B2" office:value-type="float" office:value="6200">
            <text:p text:style-name="P51">6200</text:p>
          </table:table-cell>
          <table:table-cell table:style-name="Table3.B2" office:value-type="float" office:value="3100">
            <text:p text:style-name="P51">3100</text:p>
          </table:table-cell>
          <table:table-cell table:style-name="Table3.B2" office:value-type="float" office:value="0">
            <text:p text:style-name="P51">0</text:p>
          </table:table-cell>
          <table:table-cell table:style-name="Table3.B2" office:value-type="float" office:value="9300">
            <text:p text:style-name="P51">9300</text:p>
          </table:table-cell>
        </table:table-row>
        <table:table-row table:style-name="Table3.1">
          <table:table-cell table:style-name="Table3.A2" office:value-type="string">
            <text:p text:style-name="P51">Sudeste Asiático</text:p>
          </table:table-cell>
          <table:table-cell table:style-name="Table3.B2" office:value-type="float" office:value="6200">
            <text:p text:style-name="P51">6200</text:p>
          </table:table-cell>
          <table:table-cell table:style-name="Table3.B2" office:value-type="float" office:value="0">
            <text:p text:style-name="P51">0</text:p>
          </table:table-cell>
          <table:table-cell table:style-name="Table3.B2" office:value-type="float" office:value="21700">
            <text:p text:style-name="P51">21700</text:p>
          </table:table-cell>
          <table:table-cell table:style-name="Table3.B2" office:value-type="float" office:value="27900">
            <text:p text:style-name="P51">27900</text:p>
          </table:table-cell>
        </table:table-row>
        <table:table-row table:style-name="Table3.1">
          <table:table-cell table:style-name="Table3.A6" office:value-type="string">
            <text:p text:style-name="P51">Australia</text:p>
          </table:table-cell>
          <table:table-cell table:style-name="Table3.B6" office:value-type="float" office:value="6200">
            <text:p text:style-name="P51">6200</text:p>
          </table:table-cell>
          <table:table-cell table:style-name="Table3.B6" office:value-type="float" office:value="3100">
            <text:p text:style-name="P51">3100</text:p>
          </table:table-cell>
          <table:table-cell table:style-name="Table3.B6" office:value-type="float" office:value="21700">
            <text:p text:style-name="P51">21700</text:p>
          </table:table-cell>
          <table:table-cell table:style-name="Table3.B6" office:value-type="float" office:value="31000">
            <text:p text:style-name="P51">31000</text:p>
          </table:table-cell>
        </table:table-row>
      </table:table>
      <text:p text:style-name="P13"/>
      <text:p text:style-name="P43"><text:span text:style-name="T34"/></text:p>
      <text:p text:style-name="P53"><text:span text:style-name="T33">A </text:span><text:span text:style-name="T21">continuación se muestra una tabla comparativa de los precios estimados del servicio propuesto siguiendo las consideraciones antes expuestas </text:span><text:span text:style-name="T35">para todos los casos posibles </text:span><text:span text:style-name="T36">ordenados por precio estimado</text:span><text:span text:style-name="T36"><text:note text:id="ftn0" text:note-class="footnote"><text:note-citation>1</text:note-citation><text:note-body><text:p text:style-name="P3"><text:span text:style-name="T19">Estimador de precios de AWS:</text:span><text:span text:style-name="T77"> </text:span><text:a xlink:type="simple" xlink:href="https://calculator.aws/#/estimate" text:style-name="Internet_20_link" text:visited-style-name="Visited_20_Internet_20_Link"><text:span text:style-name="T77">https://calculator.aws/#/estimate</text:span></text:a></text:p></text:note-body></text:note></text:span><text:span text:style-name="T36">.</text:span></text:p>
      <text:p text:style-name="P53"><text:span text:style-name="T35"/></text:p>
      <text:p text:style-name="P53"/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 table:number-columns-repeated="2"/>
        <table:table-row table:style-name="Table4.1">
          <table:table-cell table:style-name="Table4.A1" office:value-type="string">
            <text:p text:style-name="P63">Region</text:p>
          </table:table-cell>
          <table:table-cell table:style-name="Table4.A1" office:value-type="string">
            <text:p text:style-name="P63">Latencia Region<text:line-break/>(ms)</text:p>
          </table:table-cell>
          <table:table-cell table:style-name="Table4.A1" office:value-type="string">
            <text:p text:style-name="P63">Uso <text:line-break/>(hr/día)</text:p>
          </table:table-cell>
          <table:table-cell table:style-name="Table4.A1" office:value-type="string">
            <text:p text:style-name="P63">ECU</text:p>
          </table:table-cell>
          <table:table-cell table:style-name="Table4.A1" office:value-type="string">
            <text:p text:style-name="P63">RAM (GB)</text:p>
          </table:table-cell>
          <table:table-cell table:style-name="Table4.A1" office:value-type="string">
            <text:p text:style-name="P63">Tipo <text:line-break/>Almacenamiento</text:p>
          </table:table-cell>
          <table:table-cell table:style-name="Table4.A1" office:value-type="string">
            <text:p text:style-name="P63">Capacidad <text:line-break/>Almac.<text:line-break/>(TB mes)</text:p>
          </table:table-cell>
          <table:table-cell table:style-name="Table4.A1" office:value-type="string">
            <text:p text:style-name="P63">Tráfico <text:line-break/>Cargable <text:line-break/>(GB)</text:p>
          </table:table-cell>
          <table:table-cell table:style-name="Table4.A1" office:value-type="string">
            <text:p text:style-name="P63">Precio<text:line-break/>Estimado<text:line-break/>($ Mes)</text:p>
          </table:table-cell>
        </table:table-row>
        <table:table-row table:style-name="Table4.2">
          <table:table-cell table:style-name="Table4.A2" office:value-type="string">
            <text:p text:style-name="P63">EEUU<text:line-break/>(N. Virginia)</text:p>
          </table:table-cell>
          <table:table-cell table:style-name="Table4.B2" office:value-type="float" office:value="429">
            <text:p text:style-name="P63">429</text:p>
          </table:table-cell>
          <table:table-cell table:style-name="Table4.B2" office:value-type="float" office:value="2">
            <text:p text:style-name="P63">2</text:p>
          </table:table-cell>
          <table:table-cell table:style-name="Table4.B2" office:value-type="float" office:value="0">
            <text:p text:style-name="P63">0</text:p>
          </table:table-cell>
          <table:table-cell table:style-name="Table4.B2" office:value-type="float" office:value="1">
            <text:p text:style-name="P63">1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17362">
            <text:p text:style-name="P63">17362</text:p>
          </table:table-cell>
        </table:table-row>
        <table:table-row table:style-name="Table4.3">
          <table:table-cell table:style-name="Table4.A2" office:value-type="string">
            <text:p text:style-name="P63">EU (paris)</text:p>
          </table:table-cell>
          <table:table-cell table:style-name="Table4.B2" office:value-type="float" office:value="208">
            <text:p text:style-name="P63">208</text:p>
          </table:table-cell>
          <table:table-cell table:style-name="Table4.B2" office:value-type="float" office:value="2">
            <text:p text:style-name="P63">2</text:p>
          </table:table-cell>
          <table:table-cell table:style-name="Table4.B2" office:value-type="float" office:value="0">
            <text:p text:style-name="P63">0</text:p>
          </table:table-cell>
          <table:table-cell table:style-name="Table4.B2" office:value-type="float" office:value="1">
            <text:p text:style-name="P63">1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4800">
            <text:p text:style-name="P63">24800</text:p>
          </table:table-cell>
          <table:table-cell table:style-name="Table4.B2" office:value-type="float" office:value="18012">
            <text:p text:style-name="P63">18012</text:p>
          </table:table-cell>
        </table:table-row>
        <table:table-row table:style-name="Table4.3">
          <table:table-cell table:style-name="Table4.A2" office:value-type="string">
            <text:p text:style-name="P63">Singapour</text:p>
          </table:table-cell>
          <table:table-cell table:style-name="Table4.B2" office:value-type="float" office:value="697">
            <text:p text:style-name="P63">697</text:p>
          </table:table-cell>
          <table:table-cell table:style-name="Table4.B2" office:value-type="float" office:value="2">
            <text:p text:style-name="P63">2</text:p>
          </table:table-cell>
          <table:table-cell table:style-name="Table4.B2" office:value-type="float" office:value="0">
            <text:p text:style-name="P63">0</text:p>
          </table:table-cell>
          <table:table-cell table:style-name="Table4.B2" office:value-type="float" office:value="1">
            <text:p text:style-name="P63">1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1700">
            <text:p text:style-name="P63">21700</text:p>
          </table:table-cell>
          <table:table-cell table:style-name="Table4.B2" office:value-type="float" office:value="20418">
            <text:p text:style-name="P63">20418</text:p>
          </table:table-cell>
        </table:table-row>
        <table:table-row table:style-name="Table4.2">
          <table:table-cell table:style-name="Table4.A2" office:value-type="string">
            <text:p text:style-name="P63">EEUU<text:line-break/>(N. Virginia)</text:p>
          </table:table-cell>
          <table:table-cell table:style-name="Table4.B2" office:value-type="float" office:value="429">
            <text:p text:style-name="P63">429</text:p>
          </table:table-cell>
          <table:table-cell table:style-name="Table4.B2" office:value-type="float" office:value="12">
            <text:p text:style-name="P63">12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20815">
            <text:p text:style-name="P63">20815</text:p>
          </table:table-cell>
        </table:table-row>
        <table:table-row table:style-name="Table4.3">
          <table:table-cell table:style-name="Table4.A2" office:value-type="string">
            <text:p text:style-name="P63">Sydney</text:p>
          </table:table-cell>
          <table:table-cell table:style-name="Table4.B2" office:value-type="float" office:value="792">
            <text:p text:style-name="P63">792</text:p>
          </table:table-cell>
          <table:table-cell table:style-name="Table4.B2" office:value-type="float" office:value="2">
            <text:p text:style-name="P63">2</text:p>
          </table:table-cell>
          <table:table-cell table:style-name="Table4.B2" office:value-type="float" office:value="0">
            <text:p text:style-name="P63">0</text:p>
          </table:table-cell>
          <table:table-cell table:style-name="Table4.B2" office:value-type="float" office:value="1">
            <text:p text:style-name="P63">1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21652">
            <text:p text:style-name="P63">21652</text:p>
          </table:table-cell>
        </table:table-row>
        <table:table-row table:style-name="Table4.3">
          <table:table-cell table:style-name="Table4.A2" office:value-type="string">
            <text:p text:style-name="P63">EU (paris)</text:p>
          </table:table-cell>
          <table:table-cell table:style-name="Table4.B2" office:value-type="float" office:value="208">
            <text:p text:style-name="P63">208</text:p>
          </table:table-cell>
          <table:table-cell table:style-name="Table4.B2" office:value-type="float" office:value="12">
            <text:p text:style-name="P63">12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4800">
            <text:p text:style-name="P63">24800</text:p>
          </table:table-cell>
          <table:table-cell table:style-name="Table4.B2" office:value-type="float" office:value="22043">
            <text:p text:style-name="P63">22043</text:p>
          </table:table-cell>
        </table:table-row>
        <table:table-row table:style-name="Table4.2">
          <table:table-cell table:style-name="Table4.A2" office:value-type="string">
            <text:p text:style-name="P63">EEUU<text:line-break/>(N. Virginia)</text:p>
          </table:table-cell>
          <table:table-cell table:style-name="Table4.B2" office:value-type="float" office:value="429">
            <text:p text:style-name="P63">429</text:p>
          </table:table-cell>
          <table:table-cell table:style-name="Table4.B2" office:value-type="float" office:value="10">
            <text:p text:style-name="P63">10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23167">
            <text:p text:style-name="P63">23167</text:p>
          </table:table-cell>
        </table:table-row>
        <table:table-row table:style-name="Table4.3">
          <table:table-cell table:style-name="Table4.A2" office:value-type="string">
            <text:p text:style-name="P63">Singapour</text:p>
          </table:table-cell>
          <table:table-cell table:style-name="Table4.B2" office:value-type="float" office:value="697">
            <text:p text:style-name="P63">697</text:p>
          </table:table-cell>
          <table:table-cell table:style-name="Table4.B2" office:value-type="float" office:value="12">
            <text:p text:style-name="P63">12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1700">
            <text:p text:style-name="P63">21700</text:p>
          </table:table-cell>
          <table:table-cell table:style-name="Table4.B2" office:value-type="float" office:value="24733">
            <text:p text:style-name="P63">24733</text:p>
          </table:table-cell>
        </table:table-row>
        <table:table-row table:style-name="Table4.3">
          <table:table-cell table:style-name="Table4.A2" office:value-type="string">
            <text:p text:style-name="P63">EU (paris)</text:p>
          </table:table-cell>
          <table:table-cell table:style-name="Table4.B2" office:value-type="float" office:value="208">
            <text:p text:style-name="P63">208</text:p>
          </table:table-cell>
          <table:table-cell table:style-name="Table4.B2" office:value-type="float" office:value="10">
            <text:p text:style-name="P63">10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4800">
            <text:p text:style-name="P63">24800</text:p>
          </table:table-cell>
          <table:table-cell table:style-name="Table4.B2" office:value-type="float" office:value="24787">
            <text:p text:style-name="P63">24787</text:p>
          </table:table-cell>
        </table:table-row>
        <table:table-row table:style-name="Table4.3">
          <table:table-cell table:style-name="Table4.A2" office:value-type="string">
            <text:p text:style-name="P63">Sydney</text:p>
          </table:table-cell>
          <table:table-cell table:style-name="Table4.B2" office:value-type="float" office:value="792">
            <text:p text:style-name="P63">792</text:p>
          </table:table-cell>
          <table:table-cell table:style-name="Table4.B2" office:value-type="float" office:value="12">
            <text:p text:style-name="P63">12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25645">
            <text:p text:style-name="P63">25645</text:p>
          </table:table-cell>
        </table:table-row>
        <table:table-row table:style-name="Table4.3">
          <table:table-cell table:style-name="Table4.A2" office:value-type="string">
            <text:p text:style-name="P63">Singapour</text:p>
          </table:table-cell>
          <table:table-cell table:style-name="Table4.B2" office:value-type="float" office:value="697">
            <text:p text:style-name="P63">697</text:p>
          </table:table-cell>
          <table:table-cell table:style-name="Table4.B2" office:value-type="float" office:value="10">
            <text:p text:style-name="P63">10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1700">
            <text:p text:style-name="P63">21700</text:p>
          </table:table-cell>
          <table:table-cell table:style-name="Table4.B2" office:value-type="float" office:value="27673">
            <text:p text:style-name="P63">27673</text:p>
          </table:table-cell>
        </table:table-row>
        <table:table-row table:style-name="Table4.3">
          <table:table-cell table:style-name="Table4.A2" office:value-type="string">
            <text:p text:style-name="P63">Sydney</text:p>
          </table:table-cell>
          <table:table-cell table:style-name="Table4.B2" office:value-type="float" office:value="792">
            <text:p text:style-name="P63">792</text:p>
          </table:table-cell>
          <table:table-cell table:style-name="Table4.B2" office:value-type="float" office:value="10">
            <text:p text:style-name="P63">10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28585">
            <text:p text:style-name="P63">28585</text:p>
          </table:table-cell>
        </table:table-row>
        <table:table-row table:style-name="Table4.3">
          <table:table-cell table:style-name="Table4.A2" office:value-type="string">
            <text:p text:style-name="P63">Sao Paulo</text:p>
          </table:table-cell>
          <table:table-cell table:style-name="Table4.B2" office:value-type="float" office:value="710">
            <text:p text:style-name="P63">710</text:p>
          </table:table-cell>
          <table:table-cell table:style-name="Table4.B2" office:value-type="float" office:value="2">
            <text:p text:style-name="P63">2</text:p>
          </table:table-cell>
          <table:table-cell table:style-name="Table4.B2" office:value-type="float" office:value="0">
            <text:p text:style-name="P63">0</text:p>
          </table:table-cell>
          <table:table-cell table:style-name="Table4.B2" office:value-type="float" office:value="1">
            <text:p text:style-name="P63">1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9300">
            <text:p text:style-name="P63">9300</text:p>
          </table:table-cell>
          <table:table-cell table:style-name="Table4.B2" office:value-type="float" office:value="31154">
            <text:p text:style-name="P63">31154</text:p>
          </table:table-cell>
        </table:table-row>
        <table:table-row table:style-name="Table4.3">
          <table:table-cell table:style-name="Table4.A2" office:value-type="string">
            <text:p text:style-name="P63">Sao Paulo</text:p>
          </table:table-cell>
          <table:table-cell table:style-name="Table4.B2" office:value-type="float" office:value="710">
            <text:p text:style-name="P63">710</text:p>
          </table:table-cell>
          <table:table-cell table:style-name="Table4.B2" office:value-type="float" office:value="12">
            <text:p text:style-name="P63">12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8">
            <text:p text:style-name="P63">8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9300">
            <text:p text:style-name="P63">9300</text:p>
          </table:table-cell>
          <table:table-cell table:style-name="Table4.B2" office:value-type="float" office:value="36384">
            <text:p text:style-name="P63">36384</text:p>
          </table:table-cell>
        </table:table-row>
        <table:table-row table:style-name="Table4.3">
          <table:table-cell table:style-name="Table4.A2" office:value-type="string">
            <text:p text:style-name="P63">Sao Paulo</text:p>
          </table:table-cell>
          <table:table-cell table:style-name="Table4.B2" office:value-type="float" office:value="710">
            <text:p text:style-name="P63">710</text:p>
          </table:table-cell>
          <table:table-cell table:style-name="Table4.B2" office:value-type="float" office:value="10">
            <text:p text:style-name="P63">10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16">
            <text:p text:style-name="P63">16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9300">
            <text:p text:style-name="P63">9300</text:p>
          </table:table-cell>
          <table:table-cell table:style-name="Table4.B2" office:value-type="float" office:value="40133">
            <text:p text:style-name="P63">40133</text:p>
          </table:table-cell>
        </table:table-row>
        <table:table-row table:style-name="Table4.2">
          <table:table-cell table:style-name="Table4.A2" office:value-type="string">
            <text:p text:style-name="P63">EEUU<text:line-break/>(N. Virginia)</text:p>
          </table:table-cell>
          <table:table-cell table:style-name="Table4.B2" office:value-type="float" office:value="429">
            <text:p text:style-name="P63">429</text:p>
          </table:table-cell>
          <table:table-cell table:style-name="Table4.B2" office:value-type="float" office:value="24">
            <text:p text:style-name="P63">2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73375">
            <text:p text:style-name="P63">73375</text:p>
          </table:table-cell>
        </table:table-row>
        <text:soft-page-break/>
        <table:table-row table:style-name="Table4.3">
          <table:table-cell table:style-name="Table4.A2" office:value-type="string">
            <text:p text:style-name="P63">EU (paris)</text:p>
          </table:table-cell>
          <table:table-cell table:style-name="Table4.B2" office:value-type="float" office:value="208">
            <text:p text:style-name="P63">208</text:p>
          </table:table-cell>
          <table:table-cell table:style-name="Table4.B2" office:value-type="float" office:value="24">
            <text:p text:style-name="P63">2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4800">
            <text:p text:style-name="P63">24800</text:p>
          </table:table-cell>
          <table:table-cell table:style-name="Table4.B2" office:value-type="float" office:value="83363">
            <text:p text:style-name="P63">83363</text:p>
          </table:table-cell>
        </table:table-row>
        <table:table-row table:style-name="Table4.3">
          <table:table-cell table:style-name="Table4.A2" office:value-type="string">
            <text:p text:style-name="P63">Singapour</text:p>
          </table:table-cell>
          <table:table-cell table:style-name="Table4.B2" office:value-type="float" office:value="697">
            <text:p text:style-name="P63">697</text:p>
          </table:table-cell>
          <table:table-cell table:style-name="Table4.B2" office:value-type="float" office:value="24">
            <text:p text:style-name="P63">2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21700">
            <text:p text:style-name="P63">21700</text:p>
          </table:table-cell>
          <table:table-cell table:style-name="Table4.B2" office:value-type="float" office:value="90433">
            <text:p text:style-name="P63">90433</text:p>
          </table:table-cell>
        </table:table-row>
        <table:table-row table:style-name="Table4.3">
          <table:table-cell table:style-name="Table4.A2" office:value-type="string">
            <text:p text:style-name="P63">Sydney</text:p>
          </table:table-cell>
          <table:table-cell table:style-name="Table4.B2" office:value-type="float" office:value="792">
            <text:p text:style-name="P63">792</text:p>
          </table:table-cell>
          <table:table-cell table:style-name="Table4.B2" office:value-type="float" office:value="24">
            <text:p text:style-name="P63">2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64">
            <text:p text:style-name="P63">64</text:p>
          </table:table-cell>
          <table:table-cell table:style-name="Table4.B2" office:value-type="float" office:value="0">
            <text:p text:style-name="P63">S3</text:p>
          </table:table-cell>
          <table:table-cell table:style-name="Table4.B2" office:value-type="float" office:value="750">
            <text:p text:style-name="P63">750</text:p>
          </table:table-cell>
          <table:table-cell table:style-name="Table4.B2" office:value-type="float" office:value="31000">
            <text:p text:style-name="P63">31000</text:p>
          </table:table-cell>
          <table:table-cell table:style-name="Table4.B2" office:value-type="float" office:value="91345">
            <text:p text:style-name="P63">91345</text:p>
          </table:table-cell>
        </table:table-row>
        <table:table-row table:style-name="Table4.3">
          <table:table-cell table:style-name="Table4.A21" office:value-type="string">
            <text:p text:style-name="P63">Sao Paulo</text:p>
          </table:table-cell>
          <table:table-cell table:style-name="Table4.B21" office:value-type="float" office:value="710">
            <text:p text:style-name="P63">710</text:p>
          </table:table-cell>
          <table:table-cell table:style-name="Table4.B21" office:value-type="float" office:value="24">
            <text:p text:style-name="P63">24</text:p>
          </table:table-cell>
          <table:table-cell table:style-name="Table4.B21" office:value-type="float" office:value="64">
            <text:p text:style-name="P63">64</text:p>
          </table:table-cell>
          <table:table-cell table:style-name="Table4.B21" office:value-type="float" office:value="64">
            <text:p text:style-name="P63">64</text:p>
          </table:table-cell>
          <table:table-cell table:style-name="Table4.B21" office:value-type="float" office:value="0">
            <text:p text:style-name="P63">S3</text:p>
          </table:table-cell>
          <table:table-cell table:style-name="Table4.B21" office:value-type="float" office:value="750">
            <text:p text:style-name="P63">750</text:p>
          </table:table-cell>
          <table:table-cell table:style-name="Table4.B21" office:value-type="float" office:value="9300">
            <text:p text:style-name="P63">9300</text:p>
          </table:table-cell>
          <table:table-cell table:style-name="Table4.B21" office:value-type="float" office:value="120152">
            <text:p text:style-name="P63">120152</text:p>
          </table:table-cell>
        </table:table-row>
      </table:table>
      <text:p text:style-name="Standard"/>
      <text:p text:style-name="P20"><text:span text:style-name="T78">Para elegir el servicio se evalúan 2 ejes: precio y capacidad de cómputo (ECU y RAM). </text:span></text:p>
      <text:p text:style-name="P20"/>
      <text:p text:style-name="P45"><text:span text:style-name="T63">Los tres primeros resultados pertenecen a las EC2 con ECU marginal y 1 GB de RAM. Si bien tienen un precio bajo, su capacidad de cómputo es muy limitada </text:span><text:span text:style-name="T64">por lo que tienen gran</text:span><text:span text:style-name="T63"> riesgo de fallo por sobrecarga.</text:span></text:p>
      <text:p text:style-name="P45"><text:span text:style-name="T63"/></text:p>
      <text:p text:style-name="P45"><text:span text:style-name="T52">La opción más asequible en precio y capacidad de cómputo es N.Virginia</text:span><text:span text:style-name="T63">, aunque en precio es comparable con Paris. Para decidir entre N. Virginia y Paris, se </text:span><text:span text:style-name="T64">puede</text:span><text:span text:style-name="T63"> incorporar como eje de decisión la latencia </text:span><text:span text:style-name="T65">(medida respecto a Madrid)</text:span><text:span text:style-name="T63">. En caso de que sea relevante, se elegiría Paris y su diferencia en precio quedaría justificada por un mayor rendimiento </text:span><text:span text:style-name="T64">(la mitad de latencia </text:span><text:span text:style-name="T66">medida desde Madrid</text:span><text:span text:style-name="T64">).</text:span></text:p>
      <text:p text:style-name="P45"><text:span text:style-name="T64"/></text:p>
      <text:p text:style-name="P10"><text:span text:style-name="T64">E</text:span><text:span text:style-name="T20">jercicio 4</text:span></text:p>
      <text:p text:style-name="P45"><text:span text:style-name="T64"/></text:p>
      <text:p text:style-name="P10"><text:span text:style-name="T64">Asuma que se necesita una latencia máxima de 100 ms:</text:span></text:p>
      <text:p text:style-name="P11"><text:span text:style-name="T64">- ¿Cambiaría esto la decisión del ejercicio 3? </text:span><text:span text:style-name="T65">(Puede asumir que las 100 VMs no tienen que estar en el mismo centro datos)</text:span></text:p>
      <text:p text:style-name="P11"><text:span text:style-name="T65">- ¿Qué valor de latencia lo haría?</text:span></text:p>
      <text:p text:style-name="P37"><text:span text:style-name="T65"/></text:p>
      <text:p text:style-name="P37"><text:span text:style-name="T20">Dadas las especificaciones (70% de usuarios de Sud América) tiene sentido basar la infraestructura en San Paolo por criterios de rendimiento de las aplicaciones y dejar algunas EC2 en Europa y Sudeste asiático. Quizá siguiendo el mismo criterio de reparto (70-20-10) de clientes, es decir, 70 EC2 en Sudamérica, 20 EC2 en Europa y 10 en Sudeste asiático.</text:span></text:p>
      <text:p text:style-name="P37"><text:span text:style-name="T20"/></text:p>
      <text:p text:style-name="P37"><text:span text:style-name="T20"/></text:p>
      <text:p text:style-name="P47"><text:span text:style-name="T37">Por otro lado, </text:span><text:span text:style-name="T38">basandonos en la comparación propuesta</text:span><text:span text:style-name="T38"><text:note text:id="ftn1" text:note-class="footnote"><text:note-citation>2</text:note-citation><text:note-body><text:p text:style-name="Footnote"><text:a xlink:type="simple" xlink:href="https://zhiguang.me/2016/05/10/latency-between-aws-global-regions/" text:style-name="Internet_20_link" text:visited-style-name="Visited_20_Internet_20_Link"><text:span text:style-name="T79">https://zhiguang.me/2016/05/10/latency-between-aws-global-regions/</text:span></text:a></text:p></text:note-body></text:note></text:span><text:span text:style-name="T38">, </text:span><text:span text:style-name="T37">N. Virginia tiene una latencia de 80 ms a Europa (Irlanda) y de 119 ms a Sudamérica (Sao Paolo). A pesar de que tiene 219 ms de latencia con el Sudeste asiático </text:span><text:span text:style-name="T38">(Singapur)</text:span><text:span text:style-name="T37">, estos solo representan el 10% de los usuarios. </text:span><text:span text:style-name="T38">Si calculamos la latencia media ponderando por el número de usuarios de cada región se obtiene </text:span></text:p>
      <text:p text:style-name="P47"><text:span text:style-name="T38"/></text:p>
      <text:p text:style-name="P54"><text:span text:style-name="T38">0.2 x 80 + 0.7 x 119 + 219 x 0.1 = 121 ms</text:span></text:p>
      <text:p text:style-name="P47"><text:span text:style-name="T38"/></text:p>
      <text:p text:style-name="P47"><text:span text:style-name="T38">Un valor de latencia media global de la red muy cercano al requerimiento de 100 ms. </text:span></text:p>
      <text:p text:style-name="P46"><text:span text:style-name="T38"/></text:p>
      <text:p text:style-name="P46"><text:span text:style-name="T38">Así </text:span><text:span text:style-name="T39">es </text:span><text:span text:style-name="T38">que una solución podría ser tener el centro de operaciones en N. Virginia, con 70 EC2 en San Paolo, 20 EC2 en Irlanda y 10 EC2 en Singapur.</text:span></text:p>
      <text:p text:style-name="P46"><text:span text:style-name="T38"/></text:p>
      <text:p text:style-name="P12"><text:span text:style-name="T67">E</text:span><text:span text:style-name="T20">jercicio 5. </text:span><text:span text:style-name="T68">(Mismo proceso anterior en GCP y Azure.)</text:span></text:p>
      <text:p text:style-name="P56"><text:span text:style-name="T21"/></text:p>
      <text:p text:style-name="P56"><text:span text:style-name="T21">Se ha realizado sin documentar obteniendose conclusiones muy similares a las anteriores. </text:span></text:p>
      <text:p text:style-name="P56"><text:span text:style-name="T21"/></text:p>
      <text:p text:style-name="P12"><text:span text:style-name="T20">Ejercicio 6. </text:span></text:p>
      <text:p text:style-name="P12"><text:span text:style-name="T20"/></text:p>
      <text:p text:style-name="P12"><text:span text:style-name="T20">Compare y discuta qué es más económico si el escalado horizontal o vertical:</text:span></text:p>
      <text:p text:style-name="P48"><text:span text:style-name="T53">- </text:span><text:span text:style-name="T51">En concreto en EC2</text:span><text:span text:style-name="T53">, </text:span><text:span text:style-name="T54">c</text:span><text:span text:style-name="T53">alcule para distintos escenarios de carga (esto es, equipos poco potentes contra equipos muy potentes).</text:span></text:p>
      <text:p text:style-name="P56"><text:soft-page-break/><text:span text:style-name="T21"/></text:p>
      <text:p text:style-name="P32"><text:span text:style-name="T80">E</text:span>n el siguiente gráfico se muestra una comparativa del $/CPU para instancia<text:span text:style-name="T81">s</text:span> EC2 en la región de North Virginia. <text:span text:style-name="T82">En el experimento, s</text:span><text:span text:style-name="T81">e escala al doble de capacidad de CPU de dos maneras:</text:span></text:p>
      <text:p text:style-name="P32"/>
      <text:p text:style-name="P49"><text:span text:style-name="T41">1. Vertical: Escalando al doble de CPUs en una misma instancia</text:span></text:p>
      <text:p text:style-name="P49"><text:span text:style-name="T41">2. Horizontal: Incorporando instancia</text:span><text:span text:style-name="T48">s</text:span><text:span text:style-name="T41"> adicional</text:span><text:span text:style-name="T48">es</text:span><text:span text:style-name="T41"> para tener </text:span><text:span text:style-name="T48">máquinas</text:span><text:span text:style-name="T41"> iguales que </text:span><text:span text:style-name="T42">sumen la misma capacidad</text:span><text:span text:style-name="T41"> de computo (CPUs) </text:span><text:span text:style-name="T48">que verticalmente</text:span><text:span text:style-name="T41">.</text:span></text:p>
      <text:p text:style-name="P49"><text:span text:style-name="T41"/></text:p>
      <text:p text:style-name="P32">Los ratios se han calculado de la siguiente forma:</text:p>
      <text:p text:style-name="P31"/>
      <text:p text:style-name="P31">$/CPU Vertical = Precio <text:span text:style-name="T82">de la i</text:span>nstancia / n.º de CPUs</text:p>
      <text:p text:style-name="P50"><text:span text:style-name="T40">$/CPU Horizontal </text:span><text:span text:style-name="T44">x i </text:span><text:span text:style-name="T40">= </text:span></text:p>
      <text:p text:style-name="P50"><text:span text:style-name="T40"><text:s/></text:span><text:span text:style-name="T44">= n.º de instancias del nivel i-ésimo anterior * Precio de la instancia </text:span><text:span text:style-name="T46">del nivel i-ésimo anterior</text:span><text:span text:style-name="T44"> </text:span><text:span text:style-name="T40">/ n.º de CPUs </text:span></text:p>
      <text:p text:style-name="P50"><text:span text:style-name="T40"/></text:p>
      <text:p text:style-name="P57"><text:span text:style-name="T40">(</text:span><text:span text:style-name="T21">Nótese que </text:span><text:span text:style-name="T40">$/CPU Horizontal </text:span><text:span text:style-name="T44">x i </text:span><text:span text:style-name="T21">solo es comparable al escalado vertical hasta el número i de CPUs, es decir, las 4 propuestas solo son comparables a partir de 16 CPUs)</text:span></text:p>
      <text:p text:style-name="P57"><text:span text:style-name="T21"/></text:p>
      <text:p text:style-name="P60"><text:span text:style-name="T21"/></text:p>
      <text:p text:style-name="P55"><draw:frame draw:style-name="fr1" draw:name="Object1" text:anchor-type="char" svg:width="4.8681in" svg:height="2.7382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1"/></text:p>
      <text:p text:style-name="P56"><text:span text:style-name="T21"/></text:p>
      <text:p text:style-name="P56"><text:span text:style-name="T21"/></text:p>
      <text:p text:style-name="P37"><text:span text:style-name="T20"/></text:p>
      <text:p text:style-name="P37"><text:span text:style-name="T20"/></text:p>
      <text:p text:style-name="P37"><text:span text:style-name="T20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43"><text:span text:style-name="T33"/></text:p>
      <text:p text:style-name="P40"><text:span text:style-name="T26"/></text:p>
      <text:p text:style-name="P40"><text:span text:style-name="T26"/></text:p>
      <text:p text:style-name="P8"/>
      <text:p text:style-name="P38"><text:span text:style-name="T10"/></text:p>
      <text:p text:style-name="P38"><text:span text:style-name="T10"/></text:p>
      <text:p text:style-name="P35"><text:span text:style-name="T11"/></text:p>
      <text:p text:style-name="P35"><text:span text:style-name="T11"/></text:p>
      <text:p text:style-name="P33"><text:span text:style-name="T11">S</text:span><text:span text:style-name="T10">e observa que:</text:span></text:p>
      <text:p text:style-name="P33"><text:span text:style-name="T10">- para problemas que requieran de </text:span><text:span text:style-name="T17">pocas prestaciones</text:span><text:span text:style-name="T10"> (menos de 8 CPUs) el escalado vertical es más eficiente </text:span><text:span text:style-name="T16">y además más sencillo de mantener.</text:span></text:p>
      <text:p text:style-name="P36"><text:span text:style-name="T43">- para problemas que requieran de </text:span><text:span text:style-name="T55">prestaciones moderadas</text:span><text:span text:style-name="T43"> (entre 8 y 64 CPUs) ambos escalados son casi idénticos desde el punto de vista de costes, aunque es probable que si se escala de manera horizontal </text:span><text:span text:style-name="T45">con muchas máquinas</text:span><text:span text:style-name="T43">, aparezcan costes de comunicación entre máquinas, software de gestión, </text:span><text:span text:style-name="T45">mantenimiento, </text:span><text:span text:style-name="T43">etc </text:span><text:span text:style-name="T42">que hagan al escalado vertical más asequible.</text:span></text:p>
      <text:p text:style-name="P36"><text:span text:style-name="T43">- para </text:span><text:span text:style-name="T47">problemas que requieran </text:span><text:span text:style-name="T55">altas prestaciones</text:span><text:span text:style-name="T43"> (más de </text:span><text:span text:style-name="T47">64</text:span><text:span text:style-name="T43"> CPUs), el escalado vertical </text:span><text:span text:style-name="T47">es poco eficiente</text:span><text:span text:style-name="T43">. </text:span><text:span text:style-name="T45">Además, la eficiencia es mayor cuantas más máquinas se levanten para sumar la capacidad de CPU de una única máquina potente.</text:span></text:p>
      <text:p text:style-name="P36"><text:span text:style-name="T45"/></text:p>
      <text:p text:style-name="P58"><text:span text:style-name="T45">E</text:span><text:span text:style-name="T21">n general, se observa que el escalado horizontal tiene una curva $/CPU suave en comparación con el escalado vertical. Más suave cuanto mayor es el número de máquinas levantadas.</text:span></text:p>
      <text:p text:style-name="P35"/>
      <text:p text:style-name="P35"><text:span text:style-name="T11"/></text:p>
      <text:p text:style-name="P35"><text:span text:style-name="T11"/></text:p>
      <text:p text:style-name="P35"><text:soft-page-break/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  <text:p text:style-name="P35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9:18:29.272124372</meta:creation-date>
    <meta:generator>LibreOffice/6.4.7.2$Linux_X86_64 LibreOffice_project/40$Build-2</meta:generator>
    <dc:date>2022-04-14T23:31:13.425430518</dc:date>
    <meta:editing-duration>PT5H31M19S</meta:editing-duration>
    <meta:editing-cycles>47</meta:editing-cycles>
    <meta:document-statistic meta:table-count="4" meta:image-count="0" meta:object-count="1" meta:page-count="7" meta:paragraph-count="390" meta:word-count="2034" meta:character-count="11432" meta:non-whitespace-character-count="975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64cm" svg:height="6.954cm" xlink:href="." xlink:type="simple" chart:class="chart:line" chart:style-name="ch1">
        <chart:title svg:x="2.003cm" svg:y="0.275cm" chart:style-name="ch2">
          <text:p>Comparación de Escalados (N. Virginia)</text:p>
        </chart:title>
        <chart:legend chart:legend-position="end" svg:x="7.676cm" svg:y="2.419cm" style:legend-expansion="high" chart:style-name="ch3"/>
        <chart:plot-area chart:style-name="ch4" chart:data-source-has-labels="both" svg:x="1.248cm" svg:y="1.219cm" svg:width="6.181cm" svg:height="4.625cm">
          <chartooo:coordinate-region svg:x="2.261cm" svg:y="1.421cm" svg:width="4.689cm" svg:height="3.77cm"/>
          <chart:axis chart:dimension="x" chart:name="primary-x" chart:style-name="ch5" chartooo:axis-type="auto">
            <chartooo:date-scale/>
            <chart:title svg:x="3.857cm" svg:y="5.983cm" chart:style-name="ch6">
              <text:p>CPUs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4.054cm" chart:style-name="ch7">
              <text:p>$/CPU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series chart:style-name="ch10" chart:values-cell-range-address="local-table.$C$2:.$C$9" chart:label-cell-address="local-table.$C$1" chart:class="chart:line">
            <chart:data-point chart:repeated="8"/>
          </chart:series>
          <chart:series chart:style-name="ch11" chart:values-cell-range-address="local-table.$D$2:.$D$9" chart:label-cell-address="local-table.$D$1" chart:class="chart:line">
            <chart:data-point chart:repeated="8"/>
          </chart:series>
          <chart:series chart:style-name="ch12" chart:values-cell-range-address="local-table.$E$2:.$E$9" chart:label-cell-address="local-table.$E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/CPU Vertical</text:p>
              </table:table-cell>
              <table:table-cell office:value-type="string">
                <text:p>$/CPU Horizontal x 1</text:p>
              </table:table-cell>
              <table:table-cell office:value-type="string">
                <text:p>$/CPU Horizontal x 2</text:p>
              </table:table-cell>
              <table:table-cell office:value-type="string">
                <text:p>$/CPU Horizontal x 3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37.5">
                <text:p>1837.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5625">
                <text:p>15625</text:p>
              </table:table-cell>
              <table:table-cell office:value-type="float" office:value="2789.0625">
                <text:p>2789.0625</text:p>
              </table:table-cell>
              <table:table-cell office:value-type="float" office:value="2468.75">
                <text:p>2468.75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